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39pt"/>
    </style:style>
    <style:style style:name="co2" style:family="table-column">
      <style:table-column-properties fo:break-before="auto" style:column-width="107.8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3.96pt"/>
    </style:style>
    <style:style style:name="co5" style:family="table-column">
      <style:table-column-properties fo:break-before="auto" style:column-width="164.01pt"/>
    </style:style>
    <style:style style:name="co6" style:family="table-column">
      <style:table-column-properties fo:break-before="auto" style:column-width="134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3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text-style style:name="N100">
      <number:text-content/>
    </number:text-style>
    <style:style style:name="ce1" style:family="table-cell" style:parent-style-name="Default" style:data-style-name="N50">
      <style:text-properties fo:font-weight="bold" style:font-weight-asian="bold" style:font-weight-complex="bold"/>
    </style:style>
    <style:style style:name="ce2" style:family="table-cell" style:parent-style-name="Default" style:data-style-name="N50"/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50">
      <style:table-cell-properties fo:background-color="#ff33ff"/>
    </style:style>
    <style:style style:name="ce6" style:family="table-cell" style:parent-style-name="Default" style:data-style-name="N50">
      <style:table-cell-properties fo:background-color="#ffff00"/>
    </style:style>
    <style:style style:name="ce7" style:family="table-cell" style:parent-style-name="Default" style:data-style-name="N3"/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ackground-color="#ff33ff"/>
    </style:style>
    <style:style style:name="ce10" style:family="table-cell" style:parent-style-name="Default" style:data-style-name="N2">
      <style:table-cell-properties fo:background-color="#ffff00"/>
    </style:style>
    <style:style style:name="ce11" style:family="table-cell" style:parent-style-name="Default">
      <style:table-cell-properties fo:background-color="#ff33ff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 style:data-style-name="N130"/>
    <style:style style:name="ce15" style:family="table-cell" style:parent-style-name="Default" style:data-style-name="N130">
      <style:text-properties style:text-underline-style="solid" style:text-underline-width="auto" style:text-underline-color="font-color"/>
    </style:style>
    <style:style style:name="ce16" style:family="table-cell" style:parent-style-name="Default" style:data-style-name="N11"/>
    <style:style style:name="ce17" style:family="table-cell" style:parent-style-name="Default" style:data-style-name="N11">
      <style:text-properties style:text-underline-style="solid" style:text-underline-width="auto" style:text-underline-color="font-color"/>
    </style:style>
    <style:style style:name="ce1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33ff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1">
      <style:table-cell-properties fo:background-color="#ff33ff"/>
    </style:style>
    <style:style style:name="ce24" style:family="table-cell" style:parent-style-name="Default" style:data-style-name="N11">
      <style:table-cell-properties fo:background-color="#ffff00"/>
    </style:style>
  </office:automatic-styles>
  <office:body>
    <office:spreadsheet>
      <table:calculation-settings table:automatic-find-labels="false"/>
      <table:table table:name="buoy_46211_gray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8"/>
        <table:table-column table:style-name="co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>
            <text:p>Gap Start</text:p>
          </table:table-cell>
          <table:table-cell table:style-name="ce1" office:value-type="string" calcext:value-type="string">
            <text:p>Gap End</text:p>
          </table:table-cell>
          <table:table-cell table:style-name="ce4" office:value-type="string" calcext:value-type="string">
            <text:p>Days</text:p>
          </table:table-cell>
          <table:table-cell table:style-name="ce4" office:value-type="string" calcext:value-type="string">
            <text:p>Hours</text:p>
          </table:table-cell>
          <table:table-cell table:number-columns-repeated="6"/>
        </table:table-row>
        <table:table-row table:style-name="ro1">
          <table:table-cell office:value-type="date" office:date-value="1994-08-21T00:59:59.999997" calcext:value-type="date">
            <text:p>08/21/94 01:00 AM</text:p>
          </table:table-cell>
          <table:table-cell office:value-type="date" office:date-value="1994-09-13T21:59:59.999997" calcext:value-type="date">
            <text:p>09/13/94 10:00 PM</text:p>
          </table:table-cell>
          <table:table-cell table:formula="of:=DAYS([.B2]; [.A2])" office:value-type="float" office:value="23.875" calcext:value-type="float">
            <text:p>23.88</text:p>
          </table:table-cell>
          <table:table-cell table:formula="of:=[.C2]*24" office:value-type="float" office:value="573" calcext:value-type="float">
            <text:p>573</text:p>
          </table:table-cell>
          <table:table-cell table:number-columns-repeated="6"/>
        </table:table-row>
        <table:table-row table:style-name="ro1">
          <table:table-cell office:value-type="date" office:date-value="1996-03-23T20:00:00.000003" calcext:value-type="date">
            <text:p>03/23/96 08:00 PM</text:p>
          </table:table-cell>
          <table:table-cell office:value-type="date" office:date-value="1996-04-17T21:59:59.999997" calcext:value-type="date">
            <text:p>04/17/96 10:00 PM</text:p>
          </table:table-cell>
          <table:table-cell table:formula="of:=DAYS([.B3]; [.A3])" office:value-type="float" office:value="25.083333333263" calcext:value-type="float">
            <text:p>25.08</text:p>
          </table:table-cell>
          <table:table-cell table:formula="of:=[.C3]*24" office:value-type="float" office:value="601.999999998312" calcext:value-type="float">
            <text:p>601.9999999983</text:p>
          </table:table-cell>
          <table:table-cell table:number-columns-repeated="6"/>
        </table:table-row>
        <table:table-row table:style-name="ro1">
          <table:table-cell office:value-type="date" office:date-value="1997-03-29T03:59:59.999997" calcext:value-type="date">
            <text:p>03/29/97 04:00 AM</text:p>
          </table:table-cell>
          <table:table-cell office:value-type="date" office:date-value="1997-06-20T18:59:59.999997" calcext:value-type="date">
            <text:p>06/20/97 07:00 PM</text:p>
          </table:table-cell>
          <table:table-cell table:formula="of:=DAYS([.B4]; [.A4])" office:value-type="float" office:value="83.625" calcext:value-type="float">
            <text:p>83.63</text:p>
          </table:table-cell>
          <table:table-cell table:formula="of:=[.C4]*24" office:value-type="float" office:value="2007" calcext:value-type="float">
            <text:p>2007</text:p>
          </table:table-cell>
          <table:table-cell table:number-columns-repeated="6"/>
        </table:table-row>
        <table:table-row table:style-name="ro1">
          <table:table-cell office:value-type="date" office:date-value="1997-10-17T12:59:59.999997" calcext:value-type="date">
            <text:p>10/17/97 01:00 PM</text:p>
          </table:table-cell>
          <table:table-cell office:value-type="date" office:date-value="1997-12-09T20:00:00.000003" calcext:value-type="date">
            <text:p>12/09/97 08:00 PM</text:p>
          </table:table-cell>
          <table:table-cell table:formula="of:=DAYS([.B5]; [.A5])" office:value-type="float" office:value="53.291666666737" calcext:value-type="float">
            <text:p>53.29</text:p>
          </table:table-cell>
          <table:table-cell table:formula="of:=[.C5]*24" office:value-type="float" office:value="1279.00000000169" calcext:value-type="float">
            <text:p>1279.0000000017</text:p>
          </table:table-cell>
          <table:table-cell table:number-columns-repeated="6"/>
        </table:table-row>
        <table:table-row table:style-name="ro1">
          <table:table-cell office:value-type="date" office:date-value="1999-01-16T18:59:59.999997" calcext:value-type="date">
            <text:p>01/16/99 07:00 PM</text:p>
          </table:table-cell>
          <table:table-cell office:value-type="date" office:date-value="1999-02-15" calcext:value-type="date">
            <text:p>02/15/99 12:00 AM</text:p>
          </table:table-cell>
          <table:table-cell table:formula="of:=DAYS([.B6]; [.A6])" office:value-type="float" office:value="29.2083333333649" calcext:value-type="float">
            <text:p>29.21</text:p>
          </table:table-cell>
          <table:table-cell table:formula="of:=[.C6]*24" office:value-type="float" office:value="701.000000000758" calcext:value-type="float">
            <text:p>701.0000000008</text:p>
          </table:table-cell>
          <table:table-cell table:number-columns-repeated="6"/>
        </table:table-row>
        <table:table-row table:style-name="ro1">
          <table:table-cell office:value-type="date" office:date-value="1999-10-15T18:59:59.999997" calcext:value-type="date">
            <text:p>10/15/99 07:00 PM</text:p>
          </table:table-cell>
          <table:table-cell office:value-type="date" office:date-value="1999-10-27T15:00:00" calcext:value-type="date">
            <text:p>10/27/99 03:00 PM</text:p>
          </table:table-cell>
          <table:table-cell table:formula="of:=DAYS([.B7]; [.A7])" office:value-type="float" office:value="11.8333333333649" calcext:value-type="float">
            <text:p>11.83</text:p>
          </table:table-cell>
          <table:table-cell table:formula="of:=[.C7]*24" office:value-type="float" office:value="284.000000000758" calcext:value-type="float">
            <text:p>284.0000000008</text:p>
          </table:table-cell>
          <table:table-cell table:number-columns-repeated="6"/>
        </table:table-row>
        <table:table-row table:style-name="ro1">
          <table:table-cell office:value-type="date" office:date-value="2000-10-19T11:00:00.000003" calcext:value-type="date">
            <text:p>10/19/00 11:00 AM</text:p>
          </table:table-cell>
          <table:table-cell office:value-type="date" office:date-value="2000-11-16T21:00:00" calcext:value-type="date">
            <text:p>11/16/00 09:00 PM</text:p>
          </table:table-cell>
          <table:table-cell table:formula="of:=DAYS([.B8]; [.A8])" office:value-type="float" office:value="28.4166666666279" calcext:value-type="float">
            <text:p>28.42</text:p>
          </table:table-cell>
          <table:table-cell table:formula="of:=[.C8]*24" office:value-type="float" office:value="681.99999999907" calcext:value-type="float">
            <text:p>681.9999999991</text:p>
          </table:table-cell>
          <table:table-cell table:number-columns-repeated="6"/>
        </table:table-row>
        <table:table-row table:style-name="ro1">
          <table:table-cell office:value-type="date" office:date-value="2001-12-16T15:59:59.999997" calcext:value-type="date">
            <text:p>12/16/01 04:00 PM</text:p>
          </table:table-cell>
          <table:table-cell office:value-type="date" office:date-value="2002-02-16T02:00:00.000003" calcext:value-type="date">
            <text:p>02/16/02 02:00 AM</text:p>
          </table:table-cell>
          <table:table-cell table:formula="of:=DAYS([.B9]; [.A9])" office:value-type="float" office:value="61.416666666737" calcext:value-type="float">
            <text:p>61.42</text:p>
          </table:table-cell>
          <table:table-cell table:formula="of:=[.C9]*24" office:value-type="float" office:value="1474.00000000169" calcext:value-type="float">
            <text:p>1474.0000000017</text:p>
          </table:table-cell>
          <table:table-cell table:number-columns-repeated="6"/>
        </table:table-row>
        <table:table-row table:style-name="ro1">
          <table:table-cell office:value-type="date" office:date-value="2003-04-07T15:59:59.999997" calcext:value-type="date">
            <text:p>04/07/03 04:00 PM</text:p>
          </table:table-cell>
          <table:table-cell office:value-type="date" office:date-value="2003-04-29T20:00:00.000003" calcext:value-type="date">
            <text:p>04/29/03 08:00 PM</text:p>
          </table:table-cell>
          <table:table-cell table:formula="of:=DAYS([.B10]; [.A10])" office:value-type="float" office:value="22.166666666737" calcext:value-type="float">
            <text:p>22.17</text:p>
          </table:table-cell>
          <table:table-cell table:formula="of:=[.C10]*24" office:value-type="float" office:value="532.000000001688" calcext:value-type="float">
            <text:p>532.0000000017</text:p>
          </table:table-cell>
          <table:table-cell table:number-columns-repeated="6"/>
        </table:table-row>
        <table:table-row table:style-name="ro1">
          <table:table-cell office:value-type="date" office:date-value="2005-04-04T23:00:00.000003" calcext:value-type="date">
            <text:p>04/04/05 11:00 PM</text:p>
          </table:table-cell>
          <table:table-cell office:value-type="date" office:date-value="2005-04-26T17:00:00.000003" calcext:value-type="date">
            <text:p>04/26/05 05:00 PM</text:p>
          </table:table-cell>
          <table:table-cell table:formula="of:=DAYS([.B11]; [.A11])" office:value-type="float" office:value="21.75" calcext:value-type="float">
            <text:p>21.75</text:p>
          </table:table-cell>
          <table:table-cell table:formula="of:=[.C11]*24" office:value-type="float" office:value="522" calcext:value-type="float">
            <text:p>522</text:p>
          </table:table-cell>
          <table:table-cell table:number-columns-repeated="6"/>
        </table:table-row>
        <table:table-row table:style-name="ro1">
          <table:table-cell office:value-type="date" office:date-value="2006-11-09T16:00:00.000007" calcext:value-type="date">
            <text:p>11/09/06 04:00 PM</text:p>
          </table:table-cell>
          <table:table-cell office:value-type="date" office:date-value="2006-12-02T17:00:00.000003" calcext:value-type="date">
            <text:p>12/02/06 05:00 PM</text:p>
          </table:table-cell>
          <table:table-cell table:formula="of:=DAYS([.B12]; [.A12])" office:value-type="float" office:value="23.0416666666279" calcext:value-type="float">
            <text:p>23.04</text:p>
          </table:table-cell>
          <table:table-cell table:formula="of:=[.C12]*24" office:value-type="float" office:value="552.99999999907" calcext:value-type="float">
            <text:p>552.9999999991</text:p>
          </table:table-cell>
          <table:table-cell table:number-columns-repeated="6"/>
        </table:table-row>
        <table:table-row table:style-name="ro1">
          <table:table-cell office:value-type="date" office:date-value="2007-03-09T15:00:00" calcext:value-type="date">
            <text:p>03/09/07 03:00 PM</text:p>
          </table:table-cell>
          <table:table-cell office:value-type="date" office:date-value="2007-05-05T16:00:00.000007" calcext:value-type="date">
            <text:p>05/05/07 04:00 PM</text:p>
          </table:table-cell>
          <table:table-cell table:formula="of:=DAYS([.B13]; [.A13])" office:value-type="float" office:value="57.0416666667443" calcext:value-type="float">
            <text:p>57.04</text:p>
          </table:table-cell>
          <table:table-cell table:formula="of:=[.C13]*24" office:value-type="float" office:value="1369.00000000186" calcext:value-type="float">
            <text:p>1369.0000000019</text:p>
          </table:table-cell>
          <table:table-cell table:number-columns-repeated="6"/>
        </table:table-row>
        <table:table-row table:style-name="ro1">
          <table:table-cell office:value-type="date" office:date-value="2010-05-30T13:00:00.000007" calcext:value-type="date">
            <text:p>05/30/10 01:00 PM</text:p>
          </table:table-cell>
          <table:table-cell office:value-type="date" office:date-value="2010-06-18T19:00:00.000007" calcext:value-type="date">
            <text:p>06/18/10 07:00 PM</text:p>
          </table:table-cell>
          <table:table-cell table:formula="of:=DAYS([.B14]; [.A14])" office:value-type="float" office:value="19.25" calcext:value-type="float">
            <text:p>19.25</text:p>
          </table:table-cell>
          <table:table-cell table:formula="of:=[.C14]*24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office:value-type="date" office:date-value="2015-09-29T18:00:00" calcext:value-type="date">
            <text:p>09/29/15 06:00 PM</text:p>
          </table:table-cell>
          <table:table-cell office:value-type="date" office:date-value="2015-10-20T20:00:00.000003" calcext:value-type="date">
            <text:p>10/20/15 08:00 PM</text:p>
          </table:table-cell>
          <table:table-cell table:formula="of:=DAYS([.B15]; [.A15])" office:value-type="float" office:value="21.0833333333721" calcext:value-type="float">
            <text:p>21.08</text:p>
          </table:table-cell>
          <table:table-cell table:formula="of:=[.C15]*24" office:value-type="float" office:value="506.00000000093" calcext:value-type="float">
            <text:p>506.0000000009</text:p>
          </table:table-cell>
          <table:table-cell table:number-columns-repeated="6"/>
        </table:table-row>
        <table:table-row table:style-name="ro1">
          <table:table-cell office:value-type="date" office:date-value="2016-01-25T05:00:00.000003" calcext:value-type="date">
            <text:p>01/25/16 05:00 AM</text:p>
          </table:table-cell>
          <table:table-cell office:value-type="date" office:date-value="2016-03-16T22:00:00.000007" calcext:value-type="date">
            <text:p>03/16/16 10:00 PM</text:p>
          </table:table-cell>
          <table:table-cell table:formula="of:=DAYS([.B16]; [.A16])" office:value-type="float" office:value="51.7083333333721" calcext:value-type="float">
            <text:p>51.71</text:p>
          </table:table-cell>
          <table:table-cell table:formula="of:=[.C16]*24" office:value-type="float" office:value="1241.00000000093" calcext:value-type="float">
            <text:p>1241.0000000009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3" office:value-type="string" calcext:value-type="string">
            <text:p>Combined Data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4" office:value-type="string" calcext:value-type="string">
            <text:p>Start Date</text:p>
          </table:table-cell>
          <table:table-cell office:value-type="date" office:date-value="1993-09-01" calcext:value-type="date">
            <text:p>09/01/93 12:00 AM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4" office:value-type="string" calcext:value-type="string">
            <text:p>End Date</text:p>
          </table:table-cell>
          <table:table-cell office:value-type="date" office:date-value="2007-03-09T15:00:00" calcext:value-type="date">
            <text:p>03/09/07 03:00 PM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4" office:value-type="string" calcext:value-type="string">
            <text:p>Hourly data points</text:p>
          </table:table-cell>
          <table:table-cell table:style-name="ce7" office:value-type="float" office:value="109306" calcext:value-type="float">
            <text:p>109,306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4" office:value-type="string" calcext:value-type="string">
            <text:p>Valid Data Rang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End</text:p>
          </table:table-cell>
          <table:table-cell table:style-name="ce4" office:value-type="string" calcext:value-type="string">
            <text:p>Days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Seq Start</text:p>
          </table:table-cell>
          <table:table-cell table:style-name="ce4" office:value-type="string" calcext:value-type="string">
            <text:p>Start IDX</text:p>
          </table:table-cell>
          <table:table-cell table:style-name="ce4" office:value-type="string" calcext:value-type="string">
            <text:p>Seq End</text:p>
          </table:table-cell>
          <table:table-cell table:style-name="ce4" office:value-type="string" calcext:value-type="string">
            <text:p>End IDX</text:p>
          </table:table-cell>
          <table:table-cell table:style-name="ce4" office:value-type="string" calcext:value-type="string">
            <text:p>Allocation</text:p>
          </table:table-cell>
          <table:table-cell table:style-name="ce4" office:value-type="string" calcext:value-type="string">
            <text:p>% of data</text:p>
          </table:table-cell>
        </table:table-row>
        <table:table-row table:style-name="ro1">
          <table:table-cell office:value-type="date" office:date-value="1993-09-01" calcext:value-type="date">
            <text:p>09/01/93 12:00 AM</text:p>
          </table:table-cell>
          <table:table-cell office:value-type="date" office:date-value="1994-08-21T00:59:59.999997" calcext:value-type="date">
            <text:p>08/21/94 01:00 AM</text:p>
          </table:table-cell>
          <table:table-cell table:formula="of:=DAYS([.B26]; [.A26])" office:value-type="float" office:value="354.041666666635" calcext:value-type="float">
            <text:p>354.04</text:p>
          </table:table-cell>
          <table:table-cell table:formula="of:=[.C26]*24" office:value-type="float" office:value="8496.99999999924" calcext:value-type="float">
            <text:p>8496.9999999992</text:p>
          </table:table-cell>
          <table:table-cell office:value-type="float" office:value="728173" calcext:value-type="float">
            <text:p>728173</text:p>
          </table:table-cell>
          <table:table-cell office:value-type="float" office:value="0" calcext:value-type="float">
            <text:p>0</text:p>
          </table:table-cell>
          <table:table-cell office:value-type="float" office:value="728527.041666667" calcext:value-type="float">
            <text:p>728527.041666667</text:p>
          </table:table-cell>
          <table:table-cell office:value-type="float" office:value="8497" calcext:value-type="float">
            <text:p>8497</text:p>
          </table:table-cell>
          <table:table-cell office:value-type="string" calcext:value-type="string">
            <text:p>Train</text:p>
          </table:table-cell>
          <table:table-cell table:style-name="ce16" table:formula="of:=[.D26]/SUM([.$D$26:.$D$37])" office:value-type="percentage" office:value="0.0777444324482541" calcext:value-type="percentage">
            <text:p>7.77%</text:p>
          </table:table-cell>
        </table:table-row>
        <table:table-row table:style-name="ro1">
          <table:table-cell office:value-type="date" office:date-value="1994-09-13T21:59:59.999997" calcext:value-type="date">
            <text:p>09/13/94 10:00 PM</text:p>
          </table:table-cell>
          <table:table-cell office:value-type="date" office:date-value="1996-03-23T20:00:00.000003" calcext:value-type="date">
            <text:p>03/23/96 08:00 PM</text:p>
          </table:table-cell>
          <table:table-cell table:formula="of:=DAYS([.B27]; [.A27])" office:value-type="float" office:value="556.916666666737" calcext:value-type="float">
            <text:p>556.92</text:p>
          </table:table-cell>
          <table:table-cell table:formula="of:=[.C27]*24" office:value-type="float" office:value="13366.0000000017" calcext:value-type="float">
            <text:p>13366.0000000017</text:p>
          </table:table-cell>
          <table:table-cell office:value-type="float" office:value="728550.916666667" calcext:value-type="float">
            <text:p>728550.916666667</text:p>
          </table:table-cell>
          <table:table-cell office:value-type="float" office:value="8498" calcext:value-type="float">
            <text:p>8498</text:p>
          </table:table-cell>
          <table:table-cell office:value-type="float" office:value="729107.833333333" calcext:value-type="float">
            <text:p>729107.833333333</text:p>
          </table:table-cell>
          <table:table-cell office:value-type="float" office:value="21864" calcext:value-type="float">
            <text:p>21864</text:p>
          </table:table-cell>
          <table:table-cell office:value-type="string" calcext:value-type="string">
            <text:p>Train</text:p>
          </table:table-cell>
          <table:table-cell table:style-name="ce16" table:formula="of:=[.D27]/SUM([.$D$26:.$D$37])" office:value-type="percentage" office:value="0.122293996010779" calcext:value-type="percentage">
            <text:p>12.23%</text:p>
          </table:table-cell>
        </table:table-row>
        <table:table-row table:style-name="ro1">
          <table:table-cell office:value-type="date" office:date-value="1996-04-17T21:59:59.999997" calcext:value-type="date">
            <text:p>04/17/96 10:00 PM</text:p>
          </table:table-cell>
          <table:table-cell office:value-type="date" office:date-value="1997-03-29T03:59:59.999997" calcext:value-type="date">
            <text:p>03/29/97 04:00 AM</text:p>
          </table:table-cell>
          <table:table-cell table:formula="of:=DAYS([.B28]; [.A28])" office:value-type="float" office:value="345.25" calcext:value-type="float">
            <text:p>345.25</text:p>
          </table:table-cell>
          <table:table-cell table:formula="of:=[.C28]*24" office:value-type="float" office:value="8286" calcext:value-type="float">
            <text:p>8286</text:p>
          </table:table-cell>
          <table:table-cell office:value-type="float" office:value="729132.916666667" calcext:value-type="float">
            <text:p>729132.916666667</text:p>
          </table:table-cell>
          <table:table-cell office:value-type="float" office:value="21865" calcext:value-type="float">
            <text:p>21865</text:p>
          </table:table-cell>
          <table:table-cell office:value-type="float" office:value="729478.166666667" calcext:value-type="float">
            <text:p>729478.166666667</text:p>
          </table:table-cell>
          <table:table-cell office:value-type="float" office:value="30151" calcext:value-type="float">
            <text:p>30151</text:p>
          </table:table-cell>
          <table:table-cell office:value-type="string" calcext:value-type="string">
            <text:p>Train</text:p>
          </table:table-cell>
          <table:table-cell table:style-name="ce16" table:formula="of:=[.D28]/SUM([.$D$26:.$D$37])" office:value-type="percentage" office:value="0.0758138598642215" calcext:value-type="percentage">
            <text:p>7.58%</text:p>
          </table:table-cell>
        </table:table-row>
        <table:table-row table:style-name="ro1">
          <table:table-cell office:value-type="date" office:date-value="1997-06-20T18:59:59.999997" calcext:value-type="date">
            <text:p>06/20/97 07:00 PM</text:p>
          </table:table-cell>
          <table:table-cell office:value-type="date" office:date-value="1997-10-17T12:59:59.999997" calcext:value-type="date">
            <text:p>10/17/97 01:00 PM</text:p>
          </table:table-cell>
          <table:table-cell table:formula="of:=DAYS([.B29]; [.A29])" office:value-type="float" office:value="118.75" calcext:value-type="float">
            <text:p>118.75</text:p>
          </table:table-cell>
          <table:table-cell table:formula="of:=[.C29]*24" office:value-type="float" office:value="2850" calcext:value-type="float">
            <text:p>2850</text:p>
          </table:table-cell>
          <table:table-cell office:value-type="float" office:value="729561.791666667" calcext:value-type="float">
            <text:p>729561.791666667</text:p>
          </table:table-cell>
          <table:table-cell office:value-type="float" office:value="30152" calcext:value-type="float">
            <text:p>30152</text:p>
          </table:table-cell>
          <table:table-cell office:value-type="float" office:value="729680.541666667" calcext:value-type="float">
            <text:p>729680.541666667</text:p>
          </table:table-cell>
          <table:table-cell office:value-type="float" office:value="33002" calcext:value-type="float">
            <text:p>33002</text:p>
          </table:table-cell>
          <table:table-cell office:value-type="string" calcext:value-type="string">
            <text:p>Train</text:p>
          </table:table-cell>
          <table:table-cell table:style-name="ce16" table:formula="of:=[.D29]/SUM([.$D$26:.$D$37])" office:value-type="percentage" office:value="0.0260764543341819" calcext:value-type="percentage">
            <text:p>2.61%</text:p>
          </table:table-cell>
        </table:table-row>
        <table:table-row table:style-name="ro1">
          <table:table-cell office:value-type="date" office:date-value="1997-12-09T20:00:00.000003" calcext:value-type="date">
            <text:p>12/09/97 08:00 PM</text:p>
          </table:table-cell>
          <table:table-cell office:value-type="date" office:date-value="1999-01-16T18:59:59.999997" calcext:value-type="date">
            <text:p>01/16/99 07:00 PM</text:p>
          </table:table-cell>
          <table:table-cell table:formula="of:=DAYS([.B30]; [.A30])" office:value-type="float" office:value="402.958333333263" calcext:value-type="float">
            <text:p>402.96</text:p>
          </table:table-cell>
          <table:table-cell table:formula="of:=[.C30]*24" office:value-type="float" office:value="9670.99999999831" calcext:value-type="float">
            <text:p>9670.9999999983</text:p>
          </table:table-cell>
          <table:table-cell office:value-type="float" office:value="729733.833333333" calcext:value-type="float">
            <text:p>729733.833333333</text:p>
          </table:table-cell>
          <table:table-cell office:value-type="float" office:value="33003" calcext:value-type="float">
            <text:p>33003</text:p>
          </table:table-cell>
          <table:table-cell office:value-type="float" office:value="730136.791666667" calcext:value-type="float">
            <text:p>730136.791666667</text:p>
          </table:table-cell>
          <table:table-cell office:value-type="float" office:value="42674" calcext:value-type="float">
            <text:p>42674</text:p>
          </table:table-cell>
          <table:table-cell office:value-type="string" calcext:value-type="string">
            <text:p>Train</text:p>
          </table:table-cell>
          <table:table-cell table:style-name="ce16" table:formula="of:=[.D30]/SUM([.$D$26:.$D$37])" office:value-type="percentage" office:value="0.0884861017073085" calcext:value-type="percentage">
            <text:p>8.85%</text:p>
          </table:table-cell>
        </table:table-row>
        <table:table-row table:style-name="ro1">
          <table:table-cell office:value-type="date" office:date-value="1999-02-15" calcext:value-type="date">
            <text:p>02/15/99 12:00 AM</text:p>
          </table:table-cell>
          <table:table-cell office:value-type="date" office:date-value="1999-10-15T18:59:59.999997" calcext:value-type="date">
            <text:p>10/15/99 07:00 PM</text:p>
          </table:table-cell>
          <table:table-cell table:formula="of:=DAYS([.B31]; [.A31])" office:value-type="float" office:value="242.791666666635" calcext:value-type="float">
            <text:p>242.79</text:p>
          </table:table-cell>
          <table:table-cell table:formula="of:=[.C31]*24" office:value-type="float" office:value="5826.99999999924" calcext:value-type="float">
            <text:p>5826.9999999992</text:p>
          </table:table-cell>
          <table:table-cell office:value-type="float" office:value="730166" calcext:value-type="float">
            <text:p>730166</text:p>
          </table:table-cell>
          <table:table-cell office:value-type="float" office:value="42675" calcext:value-type="float">
            <text:p>42675</text:p>
          </table:table-cell>
          <table:table-cell office:value-type="float" office:value="730408.791666667" calcext:value-type="float">
            <text:p>730408.791666667</text:p>
          </table:table-cell>
          <table:table-cell office:value-type="float" office:value="48502" calcext:value-type="float">
            <text:p>48502</text:p>
          </table:table-cell>
          <table:table-cell office:value-type="string" calcext:value-type="string">
            <text:p>Train</text:p>
          </table:table-cell>
          <table:table-cell table:style-name="ce16" table:formula="of:=[.D31]/SUM([.$D$26:.$D$37])" office:value-type="percentage" office:value="0.0533149120720205" calcext:value-type="percentage">
            <text:p>5.33%</text:p>
          </table:table-cell>
        </table:table-row>
        <table:table-row table:style-name="ro1">
          <table:table-cell office:value-type="date" office:date-value="1999-10-27T15:00:00" calcext:value-type="date">
            <text:p>10/27/99 03:00 PM</text:p>
          </table:table-cell>
          <table:table-cell office:value-type="date" office:date-value="2000-10-19T11:00:00.000003" calcext:value-type="date">
            <text:p>10/19/00 11:00 AM</text:p>
          </table:table-cell>
          <table:table-cell table:formula="of:=DAYS([.B32]; [.A32])" office:value-type="float" office:value="357.833333333372" calcext:value-type="float">
            <text:p>357.83</text:p>
          </table:table-cell>
          <table:table-cell table:formula="of:=[.C32]*24" office:value-type="float" office:value="8588.00000000093" calcext:value-type="float">
            <text:p>8588.0000000009</text:p>
          </table:table-cell>
          <table:table-cell office:value-type="float" office:value="730420.625" calcext:value-type="float">
            <text:p>730420.625</text:p>
          </table:table-cell>
          <table:table-cell office:value-type="float" office:value="48503" calcext:value-type="float">
            <text:p>48503</text:p>
          </table:table-cell>
          <table:table-cell office:value-type="float" office:value="730778.458333333" calcext:value-type="float">
            <text:p>730778.458333333</text:p>
          </table:table-cell>
          <table:table-cell office:value-type="float" office:value="57091" calcext:value-type="float">
            <text:p>57091</text:p>
          </table:table-cell>
          <table:table-cell office:value-type="string" calcext:value-type="string">
            <text:p>Train</text:p>
          </table:table-cell>
          <table:table-cell table:style-name="ce16" table:formula="of:=[.D32]/SUM([.$D$26:.$D$37])" office:value-type="percentage" office:value="0.0785770490603434" calcext:value-type="percentage">
            <text:p>7.86%</text:p>
          </table:table-cell>
        </table:table-row>
        <table:table-row table:style-name="ro1">
          <table:table-cell office:value-type="date" office:date-value="2000-11-16T21:00:00" calcext:value-type="date">
            <text:p>11/16/00 09:00 PM</text:p>
          </table:table-cell>
          <table:table-cell office:value-type="date" office:date-value="2001-12-16T15:59:59.999997" calcext:value-type="date">
            <text:p>12/16/01 04:00 PM</text:p>
          </table:table-cell>
          <table:table-cell table:formula="of:=DAYS([.B33]; [.A33])" office:value-type="float" office:value="394.791666666635" calcext:value-type="float">
            <text:p>394.79</text:p>
          </table:table-cell>
          <table:table-cell table:formula="of:=[.C33]*24" office:value-type="float" office:value="9474.99999999924" calcext:value-type="float">
            <text:p>9474.9999999992</text:p>
          </table:table-cell>
          <table:table-cell office:value-type="float" office:value="730806.875" calcext:value-type="float">
            <text:p>730806.875</text:p>
          </table:table-cell>
          <table:table-cell office:value-type="float" office:value="57092" calcext:value-type="float">
            <text:p>57092</text:p>
          </table:table-cell>
          <table:table-cell office:value-type="float" office:value="731201.666666667" calcext:value-type="float">
            <text:p>731201.666666667</text:p>
          </table:table-cell>
          <table:table-cell office:value-type="float" office:value="66567" calcext:value-type="float">
            <text:p>66567</text:p>
          </table:table-cell>
          <table:table-cell office:value-type="string" calcext:value-type="string">
            <text:p>Train</text:p>
          </table:table-cell>
          <table:table-cell table:style-name="ce16" table:formula="of:=[.D33]/SUM([.$D$26:.$D$37])" office:value-type="percentage" office:value="0.0866927736197733" calcext:value-type="percentage">
            <text:p>8.67%</text:p>
          </table:table-cell>
        </table:table-row>
        <table:table-row table:style-name="ro1">
          <table:table-cell office:value-type="date" office:date-value="2002-02-16T02:00:00.000003" calcext:value-type="date">
            <text:p>02/16/02 02:00 AM</text:p>
          </table:table-cell>
          <table:table-cell office:value-type="date" office:date-value="2003-04-07T15:59:59.999997" calcext:value-type="date">
            <text:p>04/07/03 04:00 PM</text:p>
          </table:table-cell>
          <table:table-cell table:formula="of:=DAYS([.B34]; [.A34])" office:value-type="float" office:value="415.583333333263" calcext:value-type="float">
            <text:p>415.58</text:p>
          </table:table-cell>
          <table:table-cell table:formula="of:=[.C34]*24" office:value-type="float" office:value="9973.99999999831" calcext:value-type="float">
            <text:p>9973.9999999983</text:p>
          </table:table-cell>
          <table:table-cell office:value-type="float" office:value="731263.083333333" calcext:value-type="float">
            <text:p>731263.083333333</text:p>
          </table:table-cell>
          <table:table-cell office:value-type="float" office:value="66568" calcext:value-type="float">
            <text:p>66568</text:p>
          </table:table-cell>
          <table:table-cell office:value-type="float" office:value="731678.666666667" calcext:value-type="float">
            <text:p>731678.666666667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Train</text:p>
          </table:table-cell>
          <table:table-cell table:style-name="ce16" table:formula="of:=[.D34]/SUM([.$D$26:.$D$37])" office:value-type="percentage" office:value="0.0912584405365216" calcext:value-type="percentage">
            <text:p>9.13%</text:p>
          </table:table-cell>
        </table:table-row>
        <table:table-row table:style-name="ro1">
          <table:table-cell table:style-name="ce5" office:value-type="date" office:date-value="2003-04-29T20:00:00.000003" calcext:value-type="date">
            <text:p>04/29/03 08:00 PM</text:p>
          </table:table-cell>
          <table:table-cell table:style-name="ce5" office:value-type="date" office:date-value="2005-04-04T23:00:00.000003" calcext:value-type="date">
            <text:p>04/04/05 11:00 PM</text:p>
          </table:table-cell>
          <table:table-cell table:style-name="ce9" table:formula="of:=DAYS([.B35]; [.A35])" office:value-type="float" office:value="706.125" calcext:value-type="float">
            <text:p>706.13</text:p>
          </table:table-cell>
          <table:table-cell table:style-name="ce11" table:formula="of:=[.C35]*24" office:value-type="float" office:value="16947" calcext:value-type="float">
            <text:p>16947</text:p>
          </table:table-cell>
          <table:table-cell table:style-name="ce11" office:value-type="float" office:value="731700.833333333" calcext:value-type="float">
            <text:p>731700.833333333</text:p>
          </table:table-cell>
          <table:table-cell table:style-name="ce11" office:value-type="float" office:value="76543" calcext:value-type="float">
            <text:p>76543</text:p>
          </table:table-cell>
          <table:table-cell table:style-name="ce11" office:value-type="float" office:value="732406.958333333" calcext:value-type="float">
            <text:p>732406.958333333</text:p>
          </table:table-cell>
          <table:table-cell table:style-name="ce11" office:value-type="float" office:value="93490" calcext:value-type="float">
            <text:p>93490</text:p>
          </table:table-cell>
          <table:table-cell office:value-type="string" calcext:value-type="string">
            <text:p>Dev</text:p>
          </table:table-cell>
          <table:table-cell table:style-name="ce16" table:formula="of:=[.D35]/SUM([.$D$26:.$D$37])" office:value-type="percentage" office:value="0.155058832140835" calcext:value-type="percentage">
            <text:p>15.51%</text:p>
          </table:table-cell>
        </table:table-row>
        <table:table-row table:style-name="ro1">
          <table:table-cell table:style-name="ce6" office:value-type="date" office:date-value="2005-04-26T17:00:00.000003" calcext:value-type="date">
            <text:p>04/26/05 05:00 PM</text:p>
          </table:table-cell>
          <table:table-cell table:style-name="ce6" office:value-type="date" office:date-value="2006-11-09T16:00:00.000007" calcext:value-type="date">
            <text:p>11/09/06 04:00 PM</text:p>
          </table:table-cell>
          <table:table-cell table:style-name="ce10" table:formula="of:=DAYS([.B36]; [.A36])" office:value-type="float" office:value="561.958333333372" calcext:value-type="float">
            <text:p>561.96</text:p>
          </table:table-cell>
          <table:table-cell table:style-name="ce12" table:formula="of:=[.C36]*24" office:value-type="float" office:value="13487.0000000009" calcext:value-type="float">
            <text:p>13487.0000000009</text:p>
          </table:table-cell>
          <table:table-cell table:style-name="ce12" office:value-type="float" office:value="732428.708333333" calcext:value-type="float">
            <text:p>732428.708333333</text:p>
          </table:table-cell>
          <table:table-cell table:style-name="ce12" office:value-type="float" office:value="93491" calcext:value-type="float">
            <text:p>93491</text:p>
          </table:table-cell>
          <table:table-cell table:style-name="ce12" office:value-type="float" office:value="732990.666666667" calcext:value-type="float">
            <text:p>732990.666666667</text:p>
          </table:table-cell>
          <table:table-cell table:style-name="ce12" office:value-type="float" office:value="106978" calcext:value-type="float">
            <text:p>106978</text:p>
          </table:table-cell>
          <table:table-cell office:value-type="string" calcext:value-type="string">
            <text:p>Test</text:p>
          </table:table-cell>
          <table:table-cell table:style-name="ce16" table:formula="of:=[.D36]/SUM([.$D$26:.$D$37])" office:value-type="percentage" office:value="0.123401101615837" calcext:value-type="percentage">
            <text:p>12.34%</text:p>
          </table:table-cell>
        </table:table-row>
        <table:table-row table:style-name="ro1">
          <table:table-cell table:style-name="ce6" office:value-type="date" office:date-value="2006-12-02T17:00:00.000003" calcext:value-type="date">
            <text:p>12/02/06 05:00 PM</text:p>
          </table:table-cell>
          <table:table-cell table:style-name="ce6" office:value-type="date" office:date-value="2007-03-09T15:00:00" calcext:value-type="date">
            <text:p>03/09/07 03:00 PM</text:p>
          </table:table-cell>
          <table:table-cell table:style-name="ce10" table:formula="of:=DAYS([.B37]; [.A37])" office:value-type="float" office:value="96.9166666666279" calcext:value-type="float">
            <text:p>96.92</text:p>
          </table:table-cell>
          <table:table-cell table:style-name="ce12" table:formula="of:=[.C37]*24" office:value-type="float" office:value="2325.99999999907" calcext:value-type="float">
            <text:p>2325.9999999991</text:p>
          </table:table-cell>
          <table:table-cell table:style-name="ce12" office:value-type="float" office:value="733013.708333333" calcext:value-type="float">
            <text:p>733013.708333333</text:p>
          </table:table-cell>
          <table:table-cell table:style-name="ce12" office:value-type="float" office:value="106979" calcext:value-type="float">
            <text:p>106979</text:p>
          </table:table-cell>
          <table:table-cell table:number-columns-repeated="2" table:style-name="ce12" office:value-type="float" office:value="109305" calcext:value-type="float">
            <text:p>109305</text:p>
          </table:table-cell>
          <table:table-cell office:value-type="string" calcext:value-type="string">
            <text:p>Test</text:p>
          </table:table-cell>
          <table:table-cell table:style-name="ce16" table:formula="of:=[.D37]/SUM([.$D$26:.$D$37])" office:value-type="percentage" office:value="0.0212820465899238" calcext:value-type="percentage">
            <text:p>2.13%</text:p>
          </table:table-cell>
        </table:table-row>
        <table:table-row table:style-name="ro1"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4"/>
          <table:table-cell table:style-name="Default" table:number-columns-repeated="2"/>
          <table:table-cell table:style-name="ce4" office:value-type="string" calcext:value-type="string">
            <text:p>Allocation</text:p>
          </table:table-cell>
          <table:table-cell table:style-name="ce4" office:value-type="string" calcext:value-type="string">
            <text:p>Days of Data</text:p>
          </table:table-cell>
          <table:table-cell table:style-name="ce4" office:value-type="string" calcext:value-type="string">
            <text:p>% of Total</text:p>
          </table:table-cell>
          <table:table-cell table:number-columns-repeated="4"/>
        </table:table-row>
        <table:table-row table:style-name="ro1">
          <table:table-cell table:style-name="ce4"/>
          <table:table-cell table:style-name="Default" table:number-columns-repeated="2"/>
          <table:table-cell office:value-type="string" calcext:value-type="string">
            <text:p>Train</text:p>
          </table:table-cell>
          <table:table-cell table:style-name="ce14" table:formula="of:=SUM([.C26:.C34])" office:value-type="float" office:value="3188.91666666654" calcext:value-type="float">
            <text:p>3188.9</text:p>
          </table:table-cell>
          <table:table-cell table:style-name="ce16" table:formula="of:=[.E40]/[.$E$43]" office:value-type="percentage" office:value="0.700258019653404" calcext:value-type="percentage">
            <text:p>70.03%</text:p>
          </table:table-cell>
          <table:table-cell table:number-columns-repeated="4"/>
        </table:table-row>
        <table:table-row table:style-name="ro1">
          <table:table-cell table:style-name="ce4" table:number-columns-repeated="2"/>
          <table:table-cell table:style-name="Default"/>
          <table:table-cell office:value-type="string" calcext:value-type="string">
            <text:p>Dev</text:p>
          </table:table-cell>
          <table:table-cell table:style-name="ce14" table:formula="of:=SUM([.C35])" office:value-type="float" office:value="706.125" calcext:value-type="float">
            <text:p>706.1</text:p>
          </table:table-cell>
          <table:table-cell table:style-name="ce16" table:formula="of:=[.E41]/[.$E$43]" office:value-type="percentage" office:value="0.155058832140835" calcext:value-type="percentage">
            <text:p>15.51%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style-name="ce13" office:value-type="string" calcext:value-type="string">
            <text:p>Test</text:p>
          </table:table-cell>
          <table:table-cell table:style-name="ce15" table:formula="of:=SUM([.C36:.C37])" office:value-type="float" office:value="658.875" calcext:value-type="float">
            <text:p>658.9</text:p>
          </table:table-cell>
          <table:table-cell table:style-name="ce17" table:formula="of:=[.E42]/[.$E$43]" office:value-type="percentage" office:value="0.144683148205761" calcext:value-type="percentage">
            <text:p>14.47%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style-name="ce4" office:value-type="string" calcext:value-type="string">
            <text:p>Total</text:p>
          </table:table-cell>
          <table:table-cell table:style-name="ce14" table:formula="of:=SUM([.E40:.E42])" office:value-type="float" office:value="4553.91666666654" calcext:value-type="float">
            <text:p>4553.9</text:p>
          </table:table-cell>
          <table:table-cell table:style-name="ce16" table:formula="of:=SUM([.F40:.F42])" office:value-type="percentage" office:value="1" calcext:value-type="percentage">
            <text:p>100.00%</text:p>
          </table:table-cell>
          <table:table-cell table:number-columns-repeated="4"/>
        </table:table-row>
      </table:table>
      <table:table table:name="buoy_46214_pt-reyes" table:style-name="ta1">
        <table:table-column table:style-name="co5" table:default-cell-style-name="ce2"/>
        <table:table-column table:style-name="co6" table:default-cell-style-name="ce2"/>
        <table:table-column table:style-name="co3" table:default-cell-style-name="ce8"/>
        <table:table-column table:style-name="co3" table:number-columns-repeated="7" table:default-cell-style-name="Default"/>
        <table:table-row table:style-name="ro1">
          <table:table-cell table:style-name="ce1" office:value-type="string" calcext:value-type="string">
            <text:p>Gap Start</text:p>
          </table:table-cell>
          <table:table-cell table:style-name="ce1" office:value-type="string" calcext:value-type="string">
            <text:p>Gap End</text:p>
          </table:table-cell>
          <table:table-cell table:style-name="ce4" office:value-type="string" calcext:value-type="string">
            <text:p>Days</text:p>
          </table:table-cell>
          <table:table-cell table:style-name="ce4" office:value-type="string" calcext:value-type="string">
            <text:p>Hours</text:p>
          </table:table-cell>
          <table:table-cell table:number-columns-repeated="6"/>
        </table:table-row>
        <table:table-row table:style-name="ro2">
          <table:table-cell table:style-name="ce18" office:value-type="string" calcext:value-type="string">
            <text:p>1993-09-01 00:00:00</text:p>
          </table:table-cell>
          <table:table-cell table:style-name="ce19" office:value-type="string" calcext:value-type="string">
            <text:p>1996-12-06 02:00:00.000003</text:p>
          </table:table-cell>
          <table:table-cell table:formula="of:=DAYS([.B2]; [.A2])" office:value-type="float" office:value="1192.08333333337" calcext:value-type="float">
            <text:p>1192.08</text:p>
          </table:table-cell>
          <table:table-cell table:formula="of:=[.C2]*24" office:value-type="float" office:value="28610.0000000009" calcext:value-type="float">
            <text:p>28610.0000000009</text:p>
          </table:table-cell>
          <table:table-cell table:number-columns-repeated="6"/>
        </table:table-row>
        <table:table-row table:style-name="ro3">
          <table:table-cell table:style-name="ce19" office:value-type="string" calcext:value-type="string">
            <text:p>1997-09-20 12:59:59.999997</text:p>
          </table:table-cell>
          <table:table-cell table:style-name="ce19" office:value-type="string" calcext:value-type="string">
            <text:p>1997-10-13 21:00:00</text:p>
          </table:table-cell>
          <table:table-cell table:formula="of:=DAYS([.B3]; [.A3])" office:value-type="float" office:value="23.3333333333649" calcext:value-type="float">
            <text:p>23.33</text:p>
          </table:table-cell>
          <table:table-cell table:formula="of:=[.C3]*24" office:value-type="float" office:value="560.000000000758" calcext:value-type="float">
            <text:p>560.0000000008</text:p>
          </table:table-cell>
          <table:table-cell table:number-columns-repeated="6"/>
        </table:table-row>
        <table:table-row table:style-name="ro2">
          <table:table-cell table:style-name="ce19" office:value-type="string" calcext:value-type="string">
            <text:p>1998-10-21 03:00:00</text:p>
          </table:table-cell>
          <table:table-cell table:style-name="ce19" office:value-type="string" calcext:value-type="string">
            <text:p>1998-11-04 08:00:00.000003</text:p>
          </table:table-cell>
          <table:table-cell table:formula="of:=DAYS([.B4]; [.A4])" office:value-type="float" office:value="14.2083333333649" calcext:value-type="float">
            <text:p>14.21</text:p>
          </table:table-cell>
          <table:table-cell table:formula="of:=[.C4]*24" office:value-type="float" office:value="341.000000000758" calcext:value-type="float">
            <text:p>341.0000000008</text:p>
          </table:table-cell>
          <table:table-cell table:number-columns-repeated="6"/>
        </table:table-row>
        <table:table-row table:style-name="ro2">
          <table:table-cell table:style-name="ce19" office:value-type="string" calcext:value-type="string">
            <text:p>1999-09-12 08:00:00.000003</text:p>
          </table:table-cell>
          <table:table-cell table:style-name="ce19" office:value-type="string" calcext:value-type="string">
            <text:p>1999-10-18 18:59:59.999997</text:p>
          </table:table-cell>
          <table:table-cell table:formula="of:=DAYS([.B5]; [.A5])" office:value-type="float" office:value="36.4583333332703" calcext:value-type="float">
            <text:p>36.46</text:p>
          </table:table-cell>
          <table:table-cell table:formula="of:=[.C5]*24" office:value-type="float" office:value="874.999999998487" calcext:value-type="float">
            <text:p>874.9999999985</text:p>
          </table:table-cell>
          <table:table-cell table:number-columns-repeated="6"/>
        </table:table-row>
        <table:table-row table:style-name="ro3">
          <table:table-cell table:style-name="ce19" office:value-type="string" calcext:value-type="string">
            <text:p>2002-12-14 18:59:59.999997</text:p>
          </table:table-cell>
          <table:table-cell table:style-name="ce19" office:value-type="string" calcext:value-type="string">
            <text:p>2003-01-10 18:00:00</text:p>
          </table:table-cell>
          <table:table-cell table:formula="of:=DAYS([.B6]; [.A6])" office:value-type="float" office:value="26.9583333333649" calcext:value-type="float">
            <text:p>26.96</text:p>
          </table:table-cell>
          <table:table-cell table:formula="of:=[.C6]*24" office:value-type="float" office:value="647.000000000758" calcext:value-type="float">
            <text:p>647.0000000008</text:p>
          </table:table-cell>
          <table:table-cell table:number-columns-repeated="6"/>
        </table:table-row>
        <table:table-row table:style-name="ro2">
          <table:table-cell table:style-name="ce19" office:value-type="string" calcext:value-type="string">
            <text:p>2004-02-12 03:59:59.999997</text:p>
          </table:table-cell>
          <table:table-cell table:style-name="ce19" office:value-type="string" calcext:value-type="string">
            <text:p>2004-04-11 15:59:59.999997</text:p>
          </table:table-cell>
          <table:table-cell table:formula="of:=DAYS([.B7]; [.A7])" office:value-type="float" office:value="59.5" calcext:value-type="float">
            <text:p>59.50</text:p>
          </table:table-cell>
          <table:table-cell table:formula="of:=[.C7]*24" office:value-type="float" office:value="1428" calcext:value-type="float">
            <text:p>1428</text:p>
          </table:table-cell>
          <table:table-cell table:number-columns-repeated="6"/>
        </table:table-row>
        <table:table-row table:style-name="ro2">
          <table:table-cell table:style-name="ce19" office:value-type="string" calcext:value-type="string">
            <text:p>2005-10-30 11:00:00.000003</text:p>
          </table:table-cell>
          <table:table-cell table:style-name="ce19" office:value-type="string" calcext:value-type="string">
            <text:p>2005-11-17 20:00:00.000003</text:p>
          </table:table-cell>
          <table:table-cell table:formula="of:=DAYS([.B8]; [.A8])" office:value-type="float" office:value="18.375" calcext:value-type="float">
            <text:p>18.38</text:p>
          </table:table-cell>
          <table:table-cell table:formula="of:=[.C8]*24" office:value-type="float" office:value="441" calcext:value-type="float">
            <text:p>441</text:p>
          </table:table-cell>
          <table:table-cell table:number-columns-repeated="6"/>
        </table:table-row>
        <table:table-row table:style-name="ro2">
          <table:table-cell table:style-name="ce19" office:value-type="string" calcext:value-type="string">
            <text:p>2007-05-28 04:00:00.000007</text:p>
          </table:table-cell>
          <table:table-cell table:style-name="ce18" office:value-type="string" calcext:value-type="string">
            <text:p>2007-06-29 20:00:00.000003</text:p>
          </table:table-cell>
          <table:table-cell table:formula="of:=DAYS([.B9]; [.A9])" office:value-type="float" office:value="32.6666666666206" calcext:value-type="float">
            <text:p>32.67</text:p>
          </table:table-cell>
          <table:table-cell table:formula="of:=[.C9]*24" office:value-type="float" office:value="783.999999998894" calcext:value-type="float">
            <text:p>783.9999999989</text:p>
          </table:table-cell>
          <table:table-cell table:number-columns-repeated="6"/>
        </table:table-row>
        <table:table-row table:style-name="ro2">
          <table:table-cell table:style-name="ce18" office:value-type="string" calcext:value-type="string">
            <text:p>2009-04-19 03:00:00</text:p>
          </table:table-cell>
          <table:table-cell table:style-name="ce18" office:value-type="string" calcext:value-type="string">
            <text:p>2009-05-21 22:00:00.000007</text:p>
          </table:table-cell>
          <table:table-cell table:formula="of:=DAYS([.B10]; [.A10])" office:value-type="float" office:value="32.7916666667443" calcext:value-type="float">
            <text:p>32.79</text:p>
          </table:table-cell>
          <table:table-cell table:formula="of:=[.C10]*24" office:value-type="float" office:value="787.000000001863" calcext:value-type="float">
            <text:p>787.0000000019</text:p>
          </table:table-cell>
          <table:table-cell table:number-columns-repeated="6"/>
        </table:table-row>
        <table:table-row table:style-name="ro3">
          <table:table-cell table:style-name="ce18" office:value-type="string" calcext:value-type="string">
            <text:p>2014-09-05 11:00:00.000003</text:p>
          </table:table-cell>
          <table:table-cell table:style-name="ce18" office:value-type="string" calcext:value-type="string">
            <text:p>2014-10-08 18:00:00</text:p>
          </table:table-cell>
          <table:table-cell table:formula="of:=DAYS([.B11]; [.A11])" office:value-type="float" office:value="33.2916666666351" calcext:value-type="float">
            <text:p>33.29</text:p>
          </table:table-cell>
          <table:table-cell table:formula="of:=[.C11]*24" office:value-type="float" office:value="798.999999999242" calcext:value-type="float">
            <text:p>798.9999999992</text:p>
          </table:table-cell>
          <table:table-cell table:number-columns-repeated="6"/>
        </table:table-row>
        <table:table-row table:style-name="ro3">
          <table:table-cell table:style-name="ce18" office:value-type="string" calcext:value-type="string">
            <text:p>2015-05-29 05:00:00.000003</text:p>
          </table:table-cell>
          <table:table-cell table:style-name="ce18" office:value-type="string" calcext:value-type="string">
            <text:p>2015-12-02 18:00:00</text:p>
          </table:table-cell>
          <table:table-cell table:formula="of:=DAYS([.B12]; [.A12])" office:value-type="float" office:value="187.541666666635" calcext:value-type="float">
            <text:p>187.54</text:p>
          </table:table-cell>
          <table:table-cell table:formula="of:=[.C12]*24" office:value-type="float" office:value="4500.99999999924" calcext:value-type="float">
            <text:p>4500.999999999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DAYS([.B13]; [.A13])" office:value-type="float" office:value="0" calcext:value-type="float">
            <text:p>0.00</text:p>
          </table:table-cell>
          <table:table-cell table:formula="of:=[.C13]*2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DAYS([.B14]; [.A14])" office:value-type="float" office:value="0" calcext:value-type="float">
            <text:p>0.00</text:p>
          </table:table-cell>
          <table:table-cell table:formula="of:=[.C14]*2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DAYS([.B15]; [.A15])" office:value-type="float" office:value="0" calcext:value-type="float">
            <text:p>0.00</text:p>
          </table:table-cell>
          <table:table-cell table:formula="of:=[.C15]*2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DAYS([.B16]; [.A16])" office:value-type="float" office:value="0" calcext:value-type="float">
            <text:p>0.00</text:p>
          </table:table-cell>
          <table:table-cell table:formula="of:=[.C16]*2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20" office:value-type="float" office:value="6922" calcext:value-type="float">
            <text:p>6922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20" office:value-type="float" office:value="15856" calcext:value-type="float">
            <text:p>15856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mbined Data</text:p>
          </table:table-cell>
          <table:table-cell table:style-name="Default" table:number-columns-repeated="2"/>
          <table:table-cell table:number-columns-repeated="2"/>
          <table:table-cell table:style-name="ce20" office:value-type="float" office:value="23344" calcext:value-type="float">
            <text:p>23344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Start Date</text:p>
          </table:table-cell>
          <table:table-cell office:value-type="date" office:date-value="1996-12-06T02:00:00.000003" calcext:value-type="date">
            <text:p>12/06/96 02:00 AM</text:p>
          </table:table-cell>
          <table:table-cell table:style-name="Default"/>
          <table:table-cell table:number-columns-repeated="2"/>
          <table:table-cell table:style-name="ce20" office:value-type="float" office:value="51016" calcext:value-type="float">
            <text:p>51016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End Date</text:p>
          </table:table-cell>
          <table:table-cell office:value-type="date" office:date-value="2009-04-19T02:00:00.000003" calcext:value-type="date">
            <text:p>04/19/09 02:00 AM</text:p>
          </table:table-cell>
          <table:table-cell table:style-name="Default"/>
          <table:table-cell table:number-columns-repeated="2"/>
          <table:table-cell table:style-name="ce20" office:value-type="float" office:value="60554" calcext:value-type="float">
            <text:p>60554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Hourly data points</text:p>
          </table:table-cell>
          <table:table-cell table:style-name="ce7"/>
          <table:table-cell table:style-name="Default"/>
          <table:table-cell table:number-columns-repeated="2"/>
          <table:table-cell table:style-name="ce20" office:value-type="float" office:value="74157" calcext:value-type="float">
            <text:p>74157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20" office:value-type="float" office:value="87509" calcext:value-type="float">
            <text:p>87509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Valid Data Rang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End</text:p>
          </table:table-cell>
          <table:table-cell table:style-name="ce4" office:value-type="string" calcext:value-type="string">
            <text:p>Days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Seq Start</text:p>
          </table:table-cell>
          <table:table-cell table:style-name="ce4" office:value-type="string" calcext:value-type="string">
            <text:p>Start IDX</text:p>
          </table:table-cell>
          <table:table-cell table:style-name="ce4" office:value-type="string" calcext:value-type="string">
            <text:p>Seq End</text:p>
          </table:table-cell>
          <table:table-cell table:style-name="ce4" office:value-type="string" calcext:value-type="string">
            <text:p>End IDX</text:p>
          </table:table-cell>
          <table:table-cell table:style-name="ce4" office:value-type="string" calcext:value-type="string">
            <text:p>Allocation</text:p>
          </table:table-cell>
          <table:table-cell table:style-name="ce4" office:value-type="string" calcext:value-type="string">
            <text:p>% of Data</text:p>
          </table:table-cell>
        </table:table-row>
        <table:table-row table:style-name="ro1">
          <table:table-cell office:value-type="date" office:date-value="1996-12-06T02:00:00.000003" calcext:value-type="date">
            <text:p>12/06/96 02:00 AM</text:p>
          </table:table-cell>
          <table:table-cell office:value-type="date" office:date-value="1997-09-20T12:00:00" calcext:value-type="date">
            <text:p>09/20/97 12:00 PM</text:p>
          </table:table-cell>
          <table:table-cell table:formula="of:=DAYS([.B26]; [.A26])" office:value-type="float" office:value="288.416666666635" calcext:value-type="float">
            <text:p>288.42</text:p>
          </table:table-cell>
          <table:table-cell table:formula="of:=[.C26]*24" office:value-type="float" office:value="6921.99999999924" calcext:value-type="float">
            <text:p>6921.9999999992</text:p>
          </table:table-cell>
          <table:table-cell office:value-type="float" office:value="729365.083333333" calcext:value-type="float">
            <text:p>729365.083333333</text:p>
          </table:table-cell>
          <table:table-cell office:value-type="float" office:value="0" calcext:value-type="float">
            <text:p>0</text:p>
          </table:table-cell>
          <table:table-cell office:value-type="float" office:value="729486.875" calcext:value-type="float">
            <text:p>729486.875</text:p>
          </table:table-cell>
          <table:table-cell table:style-name="ce20" office:value-type="float" office:value="6922" calcext:value-type="float">
            <text:p>6922</text:p>
          </table:table-cell>
          <table:table-cell office:value-type="string" calcext:value-type="string">
            <text:p>TRAIN</text:p>
          </table:table-cell>
          <table:table-cell table:style-name="ce16" table:formula="of:=[.D26]/SUM([.$D$26:.$D$33])" office:value-type="percentage" office:value="0.0669924993951062" calcext:value-type="percentage">
            <text:p>6.70%</text:p>
          </table:table-cell>
        </table:table-row>
        <table:table-row table:style-name="ro1">
          <table:table-cell office:value-type="date" office:date-value="1997-10-13T21:00:00" calcext:value-type="date">
            <text:p>10/13/97 09:00 PM</text:p>
          </table:table-cell>
          <table:table-cell office:value-type="date" office:date-value="1998-10-21T02:00:00.000003" calcext:value-type="date">
            <text:p>10/21/98 02:00 AM</text:p>
          </table:table-cell>
          <table:table-cell table:formula="of:=DAYS([.B27]; [.A27])" office:value-type="float" office:value="372.208333333365" calcext:value-type="float">
            <text:p>372.21</text:p>
          </table:table-cell>
          <table:table-cell table:formula="of:=[.C27]*24" office:value-type="float" office:value="8933.00000000076" calcext:value-type="float">
            <text:p>8933.0000000008</text:p>
          </table:table-cell>
          <table:table-cell office:value-type="float" office:value="729676.875" calcext:value-type="float">
            <text:p>729676.875</text:p>
          </table:table-cell>
          <table:table-cell table:formula="of:=[.H26]+1" office:value-type="float" office:value="6923" calcext:value-type="float">
            <text:p>6923</text:p>
          </table:table-cell>
          <table:table-cell office:value-type="float" office:value="730049.083333333" calcext:value-type="float">
            <text:p>730049.083333333</text:p>
          </table:table-cell>
          <table:table-cell table:style-name="ce20" office:value-type="float" office:value="15856" calcext:value-type="float">
            <text:p>15856</text:p>
          </table:table-cell>
          <table:table-cell office:value-type="string" calcext:value-type="string">
            <text:p>TRAIN</text:p>
          </table:table-cell>
          <table:table-cell table:style-name="ce16" table:formula="of:=[.D27]/SUM([.$D$26:.$D$33])" office:value-type="percentage" office:value="0.0864553593031782" calcext:value-type="percentage">
            <text:p>8.65%</text:p>
          </table:table-cell>
        </table:table-row>
        <table:table-row table:style-name="ro1">
          <table:table-cell office:value-type="date" office:date-value="1998-11-04T08:00:00.000003" calcext:value-type="date">
            <text:p>11/04/98 08:00 AM</text:p>
          </table:table-cell>
          <table:table-cell office:value-type="date" office:date-value="1999-09-12T06:59:59.999997" calcext:value-type="date">
            <text:p>09/12/99 07:00 AM</text:p>
          </table:table-cell>
          <table:table-cell table:formula="of:=DAYS([.B28]; [.A28])" office:value-type="float" office:value="311.95833333327" calcext:value-type="float">
            <text:p>311.96</text:p>
          </table:table-cell>
          <table:table-cell table:formula="of:=[.C28]*24" office:value-type="float" office:value="7486.99999999848" calcext:value-type="float">
            <text:p>7486.9999999985</text:p>
          </table:table-cell>
          <table:table-cell office:value-type="float" office:value="730063.333333333" calcext:value-type="float">
            <text:p>730063.333333333</text:p>
          </table:table-cell>
          <table:table-cell table:formula="of:=[.H27]+1" office:value-type="float" office:value="15857" calcext:value-type="float">
            <text:p>15857</text:p>
          </table:table-cell>
          <table:table-cell office:value-type="float" office:value="730375.291666667" calcext:value-type="float">
            <text:p>730375.291666667</text:p>
          </table:table-cell>
          <table:table-cell table:style-name="ce20" office:value-type="float" office:value="23344" calcext:value-type="float">
            <text:p>23344</text:p>
          </table:table-cell>
          <table:table-cell office:value-type="string" calcext:value-type="string">
            <text:p>TRAIN</text:p>
          </table:table-cell>
          <table:table-cell table:style-name="ce16" table:formula="of:=[.D28]/SUM([.$D$26:.$D$33])" office:value-type="percentage" office:value="0.0724606823130762" calcext:value-type="percentage">
            <text:p>7.25%</text:p>
          </table:table-cell>
        </table:table-row>
        <table:table-row table:style-name="ro1">
          <table:table-cell office:value-type="date" office:date-value="1999-10-18T18:59:59.999997" calcext:value-type="date">
            <text:p>10/18/99 07:00 PM</text:p>
          </table:table-cell>
          <table:table-cell office:value-type="date" office:date-value="2002-12-14T18:00:00" calcext:value-type="date">
            <text:p>12/14/02 06:00 PM</text:p>
          </table:table-cell>
          <table:table-cell table:formula="of:=DAYS([.B29]; [.A29])" office:value-type="float" office:value="1152.95833333336" calcext:value-type="float">
            <text:p>1152.96</text:p>
          </table:table-cell>
          <table:table-cell table:formula="of:=[.C29]*24" office:value-type="float" office:value="27671.0000000006" calcext:value-type="float">
            <text:p>27671.0000000006</text:p>
          </table:table-cell>
          <table:table-cell office:value-type="float" office:value="730411.791666667" calcext:value-type="float">
            <text:p>730411.791666667</text:p>
          </table:table-cell>
          <table:table-cell table:formula="of:=[.H28]+1" office:value-type="float" office:value="23345" calcext:value-type="float">
            <text:p>23345</text:p>
          </table:table-cell>
          <table:table-cell office:value-type="float" office:value="731564.75" calcext:value-type="float">
            <text:p>731564.75</text:p>
          </table:table-cell>
          <table:table-cell table:style-name="ce20" office:value-type="float" office:value="51016" calcext:value-type="float">
            <text:p>51016</text:p>
          </table:table-cell>
          <table:table-cell office:value-type="string" calcext:value-type="string">
            <text:p>TRAIN</text:p>
          </table:table-cell>
          <table:table-cell table:style-name="ce16" table:formula="of:=[.D29]/SUM([.$D$26:.$D$33])" office:value-type="percentage" office:value="0.267805468182929" calcext:value-type="percentage">
            <text:p>26.78%</text:p>
          </table:table-cell>
        </table:table-row>
        <table:table-row table:style-name="ro1">
          <table:table-cell office:value-type="date" office:date-value="2003-01-10T18:00:00" calcext:value-type="date">
            <text:p>01/10/03 06:00 PM</text:p>
          </table:table-cell>
          <table:table-cell office:value-type="date" office:date-value="2004-02-12T03:00:00" calcext:value-type="date">
            <text:p>02/12/04 03:00 AM</text:p>
          </table:table-cell>
          <table:table-cell table:formula="of:=DAYS([.B30]; [.A30])" office:value-type="float" office:value="397.375" calcext:value-type="float">
            <text:p>397.38</text:p>
          </table:table-cell>
          <table:table-cell table:formula="of:=[.C30]*24" office:value-type="float" office:value="9537" calcext:value-type="float">
            <text:p>9537</text:p>
          </table:table-cell>
          <table:table-cell office:value-type="float" office:value="731591.75" calcext:value-type="float">
            <text:p>731591.75</text:p>
          </table:table-cell>
          <table:table-cell table:formula="of:=[.H29]+1" office:value-type="float" office:value="51017" calcext:value-type="float">
            <text:p>51017</text:p>
          </table:table-cell>
          <table:table-cell office:value-type="float" office:value="731989.125" calcext:value-type="float">
            <text:p>731989.125</text:p>
          </table:table-cell>
          <table:table-cell table:style-name="ce20" office:value-type="float" office:value="60554" calcext:value-type="float">
            <text:p>60554</text:p>
          </table:table-cell>
          <table:table-cell office:value-type="string" calcext:value-type="string">
            <text:p>TRAIN</text:p>
          </table:table-cell>
          <table:table-cell table:style-name="ce16" table:formula="of:=[.D30]/SUM([.$D$26:.$D$33])" office:value-type="percentage" office:value="0.0923009920154865" calcext:value-type="percentage">
            <text:p>9.23%</text:p>
          </table:table-cell>
        </table:table-row>
        <table:table-row table:style-name="ro1">
          <table:table-cell office:value-type="date" office:date-value="2004-04-11T15:59:59.999997" calcext:value-type="date">
            <text:p>04/11/04 04:00 PM</text:p>
          </table:table-cell>
          <table:table-cell office:value-type="date" office:date-value="2005-10-30T09:59:59.999997" calcext:value-type="date">
            <text:p>10/30/05 10:00 AM</text:p>
          </table:table-cell>
          <table:table-cell table:formula="of:=DAYS([.B31]; [.A31])" office:value-type="float" office:value="566.75" calcext:value-type="float">
            <text:p>566.75</text:p>
          </table:table-cell>
          <table:table-cell table:formula="of:=[.C31]*24" office:value-type="float" office:value="13602" calcext:value-type="float">
            <text:p>13602</text:p>
          </table:table-cell>
          <table:table-cell office:value-type="float" office:value="732048.666666667" calcext:value-type="float">
            <text:p>732048.666666667</text:p>
          </table:table-cell>
          <table:table-cell table:formula="of:=[.H30]+1" office:value-type="float" office:value="60555" calcext:value-type="float">
            <text:p>60555</text:p>
          </table:table-cell>
          <table:table-cell office:value-type="float" office:value="732615.416666667" calcext:value-type="float">
            <text:p>732615.416666667</text:p>
          </table:table-cell>
          <table:table-cell table:style-name="ce20" office:value-type="float" office:value="74157" calcext:value-type="float">
            <text:p>74157</text:p>
          </table:table-cell>
          <table:table-cell office:value-type="string" calcext:value-type="string">
            <text:p>TRAIN</text:p>
          </table:table-cell>
          <table:table-cell table:style-name="ce16" table:formula="of:=[.D31]/SUM([.$D$26:.$D$33])" office:value-type="percentage" office:value="0.131642874425359" calcext:value-type="percentage">
            <text:p>13.16%</text:p>
          </table:table-cell>
        </table:table-row>
        <table:table-row table:style-name="ro1">
          <table:table-cell table:style-name="ce5" office:value-type="date" office:date-value="2005-11-17T20:00:00.000003" calcext:value-type="date">
            <text:p>11/17/05 08:00 PM</text:p>
          </table:table-cell>
          <table:table-cell table:style-name="ce5" office:value-type="date" office:date-value="2007-05-28T03:00:00" calcext:value-type="date">
            <text:p>05/28/07 03:00 AM</text:p>
          </table:table-cell>
          <table:table-cell table:style-name="ce9" table:formula="of:=DAYS([.B32]; [.A32])" office:value-type="float" office:value="556.291666666635" calcext:value-type="float">
            <text:p>556.29</text:p>
          </table:table-cell>
          <table:table-cell table:style-name="ce11" table:formula="of:=[.C32]*24" office:value-type="float" office:value="13350.9999999992" calcext:value-type="float">
            <text:p>13350.9999999992</text:p>
          </table:table-cell>
          <table:table-cell table:style-name="ce11" office:value-type="float" office:value="732633.833333333" calcext:value-type="float">
            <text:p>732633.833333333</text:p>
          </table:table-cell>
          <table:table-cell table:style-name="ce11" table:formula="of:=[.H31]+1" office:value-type="float" office:value="74158" calcext:value-type="float">
            <text:p>74158</text:p>
          </table:table-cell>
          <table:table-cell table:style-name="ce11" office:value-type="float" office:value="733190.125" calcext:value-type="float">
            <text:p>733190.125</text:p>
          </table:table-cell>
          <table:table-cell table:style-name="ce21" office:value-type="float" office:value="87509" calcext:value-type="float">
            <text:p>87509</text:p>
          </table:table-cell>
          <table:table-cell table:style-name="ce11" office:value-type="string" calcext:value-type="string">
            <text:p>DEV</text:p>
          </table:table-cell>
          <table:table-cell table:style-name="ce23" table:formula="of:=[.D32]/SUM([.$D$26:.$D$33])" office:value-type="percentage" office:value="0.12921364626179" calcext:value-type="percentage">
            <text:p>12.92%</text:p>
          </table:table-cell>
        </table:table-row>
        <table:table-row table:style-name="ro1">
          <table:table-cell table:style-name="ce6" office:value-type="date" office:date-value="2007-06-29T20:00:00.000003" calcext:value-type="date">
            <text:p>06/29/07 08:00 PM</text:p>
          </table:table-cell>
          <table:table-cell table:style-name="ce6" office:value-type="date" office:date-value="2009-04-19T02:00:00.000003" calcext:value-type="date">
            <text:p>04/19/09 02:00 AM</text:p>
          </table:table-cell>
          <table:table-cell table:style-name="ce10" table:formula="of:=DAYS([.B33]; [.A33])" office:value-type="float" office:value="659.25" calcext:value-type="float">
            <text:p>659.25</text:p>
          </table:table-cell>
          <table:table-cell table:style-name="ce12" table:formula="of:=[.C33]*24" office:value-type="float" office:value="15822" calcext:value-type="float">
            <text:p>15822</text:p>
          </table:table-cell>
          <table:table-cell table:style-name="ce12" office:value-type="float" office:value="733222.833333333" calcext:value-type="float">
            <text:p>733222.833333333</text:p>
          </table:table-cell>
          <table:table-cell table:style-name="ce12" table:formula="of:=[.H32]+1" office:value-type="float" office:value="87510" calcext:value-type="float">
            <text:p>87510</text:p>
          </table:table-cell>
          <table:table-cell table:style-name="ce12" office:value-type="float" office:value="733882.083333333" calcext:value-type="float">
            <text:p>733882.083333333</text:p>
          </table:table-cell>
          <table:table-cell table:style-name="ce22" office:value-type="float" office:value="103332" calcext:value-type="float">
            <text:p>103332</text:p>
          </table:table-cell>
          <table:table-cell table:style-name="ce12" office:value-type="string" calcext:value-type="string">
            <text:p>TEST</text:p>
          </table:table-cell>
          <table:table-cell table:style-name="ce24" table:formula="of:=[.D33]/SUM([.$D$26:.$D$33])" office:value-type="percentage" office:value="0.153128478103075" calcext:value-type="percentage">
            <text:p>15.31%</text:p>
          </table:table-cell>
        </table:table-row>
        <table:table-row table:style-name="ro1" table:number-rows-repeated="3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8"/>
        </table:table-row>
      </table:table>
      <table:table table:name="buoy_46218_harves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8"/>
        <table:table-column table:style-name="co3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row table:style-name="ro1">
          <table:table-cell table:style-name="ce1" office:value-type="string" calcext:value-type="string">
            <text:p>Gap Start</text:p>
          </table:table-cell>
          <table:table-cell table:style-name="ce1" office:value-type="string" calcext:value-type="string">
            <text:p>Gap End</text:p>
          </table:table-cell>
          <table:table-cell table:style-name="ce4" office:value-type="string" calcext:value-type="string">
            <text:p>Days</text:p>
          </table:table-cell>
          <table:table-cell table:style-name="ce4" office:value-type="string" calcext:value-type="string">
            <text:p>Hours</text:p>
          </table:table-cell>
          <table:table-cell table:number-columns-repeated="10"/>
        </table:table-row>
        <table:table-row table:style-name="ro1">
          <table:table-cell office:value-type="date" office:date-value="1993-09-01" calcext:value-type="date">
            <text:p>09/01/93 12:00 AM</text:p>
          </table:table-cell>
          <table:table-cell table:style-name="ce6" office:value-type="date" office:date-value="1995-12-01T02:00:00.000003" calcext:value-type="date">
            <text:p>12/01/95 02:00 AM</text:p>
          </table:table-cell>
          <table:table-cell table:formula="of:=DAYS([.B2]; [.A2])" office:value-type="float" office:value="821.083333333365" calcext:value-type="float">
            <text:p>821.08</text:p>
          </table:table-cell>
          <table:table-cell table:formula="of:=[.C2]*24" office:value-type="float" office:value="19706.0000000008" calcext:value-type="float">
            <text:p>19706.0000000008</text:p>
          </table:table-cell>
          <table:table-cell table:number-columns-repeated="10"/>
        </table:table-row>
        <table:table-row table:style-name="ro1">
          <table:table-cell office:value-type="date" office:date-value="1996-03-15T17:00:00.000003" calcext:value-type="date">
            <text:p>03/15/96 05:00 PM</text:p>
          </table:table-cell>
          <table:table-cell office:value-type="date" office:date-value="1998-03-19T18:00:00" calcext:value-type="date">
            <text:p>03/19/98 06:00 PM</text:p>
          </table:table-cell>
          <table:table-cell table:formula="of:=DAYS([.B3]; [.A3])" office:value-type="float" office:value="734.041666666635" calcext:value-type="float">
            <text:p>734.04</text:p>
          </table:table-cell>
          <table:table-cell table:formula="of:=[.C3]*24" office:value-type="float" office:value="17616.9999999992" calcext:value-type="float">
            <text:p>17616.9999999992</text:p>
          </table:table-cell>
          <table:table-cell table:number-columns-repeated="10"/>
        </table:table-row>
        <table:table-row table:style-name="ro1">
          <table:table-cell office:value-type="date" office:date-value="1998-09-30T00:59:59.999997" calcext:value-type="date">
            <text:p>09/30/98 01:00 AM</text:p>
          </table:table-cell>
          <table:table-cell office:value-type="date" office:date-value="1998-10-07T18:00:00" calcext:value-type="date">
            <text:p>10/07/98 06:00 PM</text:p>
          </table:table-cell>
          <table:table-cell table:formula="of:=DAYS([.B4]; [.A4])" office:value-type="float" office:value="7.70833333336486" calcext:value-type="float">
            <text:p>7.71</text:p>
          </table:table-cell>
          <table:table-cell table:formula="of:=[.C4]*24" office:value-type="float" office:value="185.000000000757" calcext:value-type="float">
            <text:p>185.0000000008</text:p>
          </table:table-cell>
          <table:table-cell table:number-columns-repeated="10"/>
        </table:table-row>
        <table:table-row table:style-name="ro1">
          <table:table-cell office:value-type="date" office:date-value="2004-04-05T00:59:59.999997" calcext:value-type="date">
            <text:p>04/05/04 01:00 AM</text:p>
          </table:table-cell>
          <table:table-cell office:value-type="date" office:date-value="2004-05-07T23:00:00.000003" calcext:value-type="date">
            <text:p>05/07/04 11:00 PM</text:p>
          </table:table-cell>
          <table:table-cell table:formula="of:=DAYS([.B5]; [.A5])" office:value-type="float" office:value="32.9166666667297" calcext:value-type="float">
            <text:p>32.92</text:p>
          </table:table-cell>
          <table:table-cell table:formula="of:=[.C5]*24" office:value-type="float" office:value="790.000000001513" calcext:value-type="float">
            <text:p>790.0000000015</text:p>
          </table:table-cell>
          <table:table-cell table:number-columns-repeated="10"/>
        </table:table-row>
        <table:table-row table:style-name="ro1">
          <table:table-cell office:value-type="date" office:date-value="2007-11-07T07:00:00.000007" calcext:value-type="date">
            <text:p>11/07/07 07:00 AM</text:p>
          </table:table-cell>
          <table:table-cell office:value-type="date" office:date-value="2007-11-27T20:00:00.000003" calcext:value-type="date">
            <text:p>11/27/07 08:00 PM</text:p>
          </table:table-cell>
          <table:table-cell table:formula="of:=DAYS([.B6]; [.A6])" office:value-type="float" office:value="20.5416666666206" calcext:value-type="float">
            <text:p>20.54</text:p>
          </table:table-cell>
          <table:table-cell table:formula="of:=[.C6]*24" office:value-type="float" office:value="492.999999998894" calcext:value-type="float">
            <text:p>492.9999999989</text:p>
          </table:table-cell>
          <table:table-cell table:number-columns-repeated="10"/>
        </table:table-row>
        <table:table-row table:style-name="ro1">
          <table:table-cell office:value-type="date" office:date-value="2008-12-14T02:00:00.000003" calcext:value-type="date">
            <text:p>12/14/08 02:00 AM</text:p>
          </table:table-cell>
          <table:table-cell office:value-type="date" office:date-value="2009-02-27T21:00:00" calcext:value-type="date">
            <text:p>02/27/09 09:00 PM</text:p>
          </table:table-cell>
          <table:table-cell table:formula="of:=DAYS([.B7]; [.A7])" office:value-type="float" office:value="75.7916666666351" calcext:value-type="float">
            <text:p>75.79</text:p>
          </table:table-cell>
          <table:table-cell table:formula="of:=[.C7]*24" office:value-type="float" office:value="1818.99999999924" calcext:value-type="float">
            <text:p>1818.9999999993</text:p>
          </table:table-cell>
          <table:table-cell table:number-columns-repeated="10"/>
        </table:table-row>
        <table:table-row table:style-name="ro1">
          <table:table-cell office:value-type="date" office:date-value="2010-11-23T20:00:00.000003" calcext:value-type="date">
            <text:p>11/23/10 08:00 PM</text:p>
          </table:table-cell>
          <table:table-cell office:value-type="date" office:date-value="2010-12-03T19:00:00.000007" calcext:value-type="date">
            <text:p>12/03/10 07:00 PM</text:p>
          </table:table-cell>
          <table:table-cell table:formula="of:=DAYS([.B8]; [.A8])" office:value-type="float" office:value="9.95833333337941" calcext:value-type="float">
            <text:p>9.96</text:p>
          </table:table-cell>
          <table:table-cell table:formula="of:=[.C8]*24" office:value-type="float" office:value="239.000000001106" calcext:value-type="float">
            <text:p>239.0000000011</text:p>
          </table:table-cell>
          <table:table-cell table:number-columns-repeated="10"/>
        </table:table-row>
        <table:table-row table:style-name="ro1">
          <table:table-cell office:value-type="date" office:date-value="2016-03-03T12:00:00" calcext:value-type="date">
            <text:p>03/03/16 12:00 PM</text:p>
          </table:table-cell>
          <table:table-cell office:value-type="date" office:date-value="2016-06-03T15:00:00" calcext:value-type="date">
            <text:p>06/03/16 03:00 PM</text:p>
          </table:table-cell>
          <table:table-cell table:formula="of:=DAYS([.B9]; [.A9])" office:value-type="float" office:value="92.125" calcext:value-type="float">
            <text:p>92.13</text:p>
          </table:table-cell>
          <table:table-cell table:formula="of:=[.C9]*24" office:value-type="float" office:value="2211" calcext:value-type="float">
            <text:p>221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DAYS([.B10]; [.A10])" office:value-type="float" office:value="0" calcext:value-type="float">
            <text:p>0.00</text:p>
          </table:table-cell>
          <table:table-cell table:formula="of:=[.C10]*2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DAYS([.B11]; [.A11])" office:value-type="float" office:value="0" calcext:value-type="float">
            <text:p>0.00</text:p>
          </table:table-cell>
          <table:table-cell table:formula="of:=[.C11]*2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DAYS([.B12]; [.A12])" office:value-type="float" office:value="0" calcext:value-type="float">
            <text:p>0.00</text:p>
          </table:table-cell>
          <table:table-cell table:formula="of:=[.C12]*2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DAYS([.B13]; [.A13])" office:value-type="float" office:value="0" calcext:value-type="float">
            <text:p>0.00</text:p>
          </table:table-cell>
          <table:table-cell table:formula="of:=[.C13]*2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DAYS([.B14]; [.A14])" office:value-type="float" office:value="0" calcext:value-type="float">
            <text:p>0.00</text:p>
          </table:table-cell>
          <table:table-cell table:formula="of:=[.C14]*2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DAYS([.B15]; [.A15])" office:value-type="float" office:value="0" calcext:value-type="float">
            <text:p>0.00</text:p>
          </table:table-cell>
          <table:table-cell table:formula="of:=[.C15]*2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DAYS([.B16]; [.A16])" office:value-type="float" office:value="0" calcext:value-type="float">
            <text:p>0.00</text:p>
          </table:table-cell>
          <table:table-cell table:formula="of:=[.C16]*24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number-rows-repeated="2"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3" office:value-type="string" calcext:value-type="string">
            <text:p>Combined Data</text:p>
          </table:table-cell>
          <table:table-cell table:style-name="Default" table:number-columns-repeated="2"/>
          <table:table-cell table:number-columns-repeated="2"/>
          <table:table-cell table:style-name="ce20"/>
          <table:table-cell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Datapoints</text:p>
          </table:table-cell>
          <table:table-cell office:value-type="string" calcext:value-type="string">
            <text:p>Start_idx</text:p>
          </table:table-cell>
          <table:table-cell office:value-type="string" calcext:value-type="string">
            <text:p>End_idx</text:p>
          </table:table-cell>
          <table:table-cell office:value-type="string" calcext:value-type="string">
            <text:p>Days</text:p>
          </table:table-cell>
        </table:table-row>
        <table:table-row table:style-name="ro1">
          <table:table-cell table:style-name="ce4" office:value-type="string" calcext:value-type="string">
            <text:p>Start Date</text:p>
          </table:table-cell>
          <table:table-cell office:value-type="date" office:date-value="1995-12-01T02:00:00.000003" calcext:value-type="date">
            <text:p>12/01/95 02:00 AM</text:p>
          </table:table-cell>
          <table:table-cell table:style-name="Default"/>
          <table:table-cell table:number-columns-repeated="2"/>
          <table:table-cell table:style-name="ce20"/>
          <table:table-cell table:number-columns-repeated="3"/>
          <table:table-cell office:value-type="string" calcext:value-type="string">
            <text:p>Train</text:p>
          </table:table-cell>
          <table:table-cell table:formula="of:=[.B22]-SUM([.K21:.K22])" office:value-type="float" office:value="66643" calcext:value-type="float">
            <text:p>66643</text:p>
          </table:table-cell>
          <table:table-cell office:value-type="float" office:value="0" calcext:value-type="float">
            <text:p>0</text:p>
          </table:table-cell>
          <table:table-cell office:value-type="float" office:value="66643" calcext:value-type="float">
            <text:p>66643</text:p>
          </table:table-cell>
          <table:table-cell table:formula="of:=([.M20]-[.L20])/24" office:value-type="float" office:value="2776.79166666667" calcext:value-type="float">
            <text:p>2776.7916666667</text:p>
          </table:table-cell>
        </table:table-row>
        <table:table-row table:style-name="ro1">
          <table:table-cell table:style-name="ce4" office:value-type="string" calcext:value-type="string">
            <text:p>End Date</text:p>
          </table:table-cell>
          <table:table-cell office:value-type="date" office:date-value="2008-12-14T01:00:00.000007" calcext:value-type="date">
            <text:p>12/14/08 01:00 AM</text:p>
          </table:table-cell>
          <table:table-cell table:style-name="Default"/>
          <table:table-cell table:number-columns-repeated="2"/>
          <table:table-cell table:style-name="ce20"/>
          <table:table-cell table:number-columns-repeated="3"/>
          <table:table-cell office:value-type="string" calcext:value-type="string">
            <text:p>Dev</text:p>
          </table:table-cell>
          <table:table-cell office:value-type="float" office:value="14280" calcext:value-type="float">
            <text:p>14280</text:p>
          </table:table-cell>
          <table:table-cell table:formula="of:=[.M20]" office:value-type="float" office:value="66643" calcext:value-type="float">
            <text:p>66643</text:p>
          </table:table-cell>
          <table:table-cell table:formula="of:=[.L21]+[.K21]" office:value-type="float" office:value="80923" calcext:value-type="float">
            <text:p>80923</text:p>
          </table:table-cell>
          <table:table-cell table:formula="of:=([.M21]-[.L21])/24" office:value-type="float" office:value="595" calcext:value-type="float">
            <text:p>595</text:p>
          </table:table-cell>
        </table:table-row>
        <table:table-row table:style-name="ro1">
          <table:table-cell table:style-name="ce4" office:value-type="string" calcext:value-type="string">
            <text:p>Hourly data points</text:p>
          </table:table-cell>
          <table:table-cell table:style-name="ce7" office:value-type="float" office:value="95203" calcext:value-type="float">
            <text:p>95,203</text:p>
          </table:table-cell>
          <table:table-cell table:style-name="Default" table:formula="of:=[.B22]*0.15" office:value-type="float" office:value="14280.45" calcext:value-type="float">
            <text:p>14280.45</text:p>
          </table:table-cell>
          <table:table-cell table:formula="of:=14280/3" office:value-type="float" office:value="4760" calcext:value-type="float">
            <text:p>4760</text:p>
          </table:table-cell>
          <table:table-cell/>
          <table:table-cell table:style-name="ce20"/>
          <table:table-cell table:number-columns-repeated="3"/>
          <table:table-cell office:value-type="string" calcext:value-type="string">
            <text:p>Test</text:p>
          </table:table-cell>
          <table:table-cell office:value-type="float" office:value="14280" calcext:value-type="float">
            <text:p>14280</text:p>
          </table:table-cell>
          <table:table-cell table:formula="of:=[.M21]" office:value-type="float" office:value="80923" calcext:value-type="float">
            <text:p>80923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4" office:value-type="string" calcext:value-type="string">
            <text:p>Valid Data Ranges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End</text:p>
          </table:table-cell>
          <table:table-cell table:style-name="ce4" office:value-type="string" calcext:value-type="string">
            <text:p>Days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Seq Start</text:p>
          </table:table-cell>
          <table:table-cell table:style-name="ce4" office:value-type="string" calcext:value-type="string">
            <text:p>Start IDX</text:p>
          </table:table-cell>
          <table:table-cell table:style-name="ce4" office:value-type="string" calcext:value-type="string">
            <text:p>Seq End</text:p>
          </table:table-cell>
          <table:table-cell table:style-name="ce4" office:value-type="string" calcext:value-type="string">
            <text:p>End IDX</text:p>
          </table:table-cell>
          <table:table-cell table:style-name="ce4" office:value-type="string" calcext:value-type="string">
            <text:p>Allocation</text:p>
          </table:table-cell>
          <table:table-cell table:style-name="ce4" office:value-type="string" calcext:value-type="string">
            <text:p>% of data</text:p>
          </table:table-cell>
          <table:table-cell table:number-columns-repeated="4"/>
        </table:table-row>
        <table:table-row table:style-name="ro1">
          <table:table-cell office:value-type="date" office:date-value="1995-12-01T02:00:00.000003" calcext:value-type="date">
            <text:p>12/01/95 02:00 AM</text:p>
          </table:table-cell>
          <table:table-cell office:value-type="date" office:date-value="1996-03-15T15:59:59.999997" calcext:value-type="date">
            <text:p>03/15/96 04:00 PM</text:p>
          </table:table-cell>
          <table:table-cell table:formula="of:=DAYS([.B26]; [.A26])" office:value-type="float" office:value="105.58333333327" calcext:value-type="float">
            <text:p>105.58</text:p>
          </table:table-cell>
          <table:table-cell table:formula="of:=[.C26]*24" office:value-type="float" office:value="2533.99999999849" calcext:value-type="float">
            <text:p>2533.9999999985</text:p>
          </table:table-cell>
          <table:table-cell office:value-type="float" office:value="728994.083333333" calcext:value-type="float">
            <text:p>728994.083333333</text:p>
          </table:table-cell>
          <table:table-cell office:value-type="float" office:value="0" calcext:value-type="float">
            <text:p>0</text:p>
          </table:table-cell>
          <table:table-cell office:value-type="float" office:value="729099.666666667" calcext:value-type="float">
            <text:p>729099.666666667</text:p>
          </table:table-cell>
          <table:table-cell office:value-type="float" office:value="2534" calcext:value-type="float">
            <text:p>2534</text:p>
          </table:table-cell>
          <table:table-cell/>
          <table:table-cell table:style-name="ce16" table:formula="of:=[.D26]/SUM([.$D$26:.$D$37])" office:value-type="percentage" office:value="0.0266182062648219" calcext:value-type="percentage">
            <text:p>2.66%</text:p>
          </table:table-cell>
          <table:table-cell table:number-columns-repeated="4"/>
        </table:table-row>
        <table:table-row table:style-name="ro1">
          <table:table-cell office:value-type="date" office:date-value="1998-03-19T18:00:00" calcext:value-type="date">
            <text:p>03/19/98 06:00 PM</text:p>
          </table:table-cell>
          <table:table-cell office:value-type="date" office:date-value="1998-09-30" calcext:value-type="date">
            <text:p>09/30/98 12:00 AM</text:p>
          </table:table-cell>
          <table:table-cell table:formula="of:=DAYS([.B27]; [.A27])" office:value-type="float" office:value="194.25" calcext:value-type="float">
            <text:p>194.25</text:p>
          </table:table-cell>
          <table:table-cell table:formula="of:=[.C27]*24" office:value-type="float" office:value="4662" calcext:value-type="float">
            <text:p>4662</text:p>
          </table:table-cell>
          <table:table-cell table:style-name="ce20" office:value-type="float" office:value="729833.75" calcext:value-type="float">
            <text:p>729833.75</text:p>
          </table:table-cell>
          <table:table-cell table:formula="of:=[.H26]+1" office:value-type="float" office:value="2535" calcext:value-type="float">
            <text:p>2535</text:p>
          </table:table-cell>
          <table:table-cell office:value-type="float" office:value="730028" calcext:value-type="float">
            <text:p>730028</text:p>
          </table:table-cell>
          <table:table-cell office:value-type="float" office:value="7197" calcext:value-type="float">
            <text:p>7197</text:p>
          </table:table-cell>
          <table:table-cell/>
          <table:table-cell table:style-name="ce16" table:formula="of:=[.D27]/SUM([.$D$26:.$D$37])" office:value-type="percentage" office:value="0.048971617050779" calcext:value-type="percentage">
            <text:p>4.90%</text:p>
          </table:table-cell>
          <table:table-cell table:number-columns-repeated="4"/>
        </table:table-row>
        <table:table-row table:style-name="ro1">
          <table:table-cell office:value-type="date" office:date-value="1998-10-07T18:00:00" calcext:value-type="date">
            <text:p>10/07/98 06:00 PM</text:p>
          </table:table-cell>
          <table:table-cell office:value-type="date" office:date-value="2004-04-05" calcext:value-type="date">
            <text:p>04/05/04 12:00 AM</text:p>
          </table:table-cell>
          <table:table-cell table:formula="of:=DAYS([.B28]; [.A28])" office:value-type="float" office:value="2006.25" calcext:value-type="float">
            <text:p>2006.25</text:p>
          </table:table-cell>
          <table:table-cell table:formula="of:=[.C28]*24" office:value-type="float" office:value="48150" calcext:value-type="float">
            <text:p>48150</text:p>
          </table:table-cell>
          <table:table-cell office:value-type="float" office:value="730035.75" calcext:value-type="float">
            <text:p>730035.75</text:p>
          </table:table-cell>
          <table:table-cell table:formula="of:=[.H27]+1" office:value-type="float" office:value="7198" calcext:value-type="float">
            <text:p>7198</text:p>
          </table:table-cell>
          <table:table-cell office:value-type="float" office:value="732042" calcext:value-type="float">
            <text:p>732042</text:p>
          </table:table-cell>
          <table:table-cell office:value-type="float" office:value="55348" calcext:value-type="float">
            <text:p>55348</text:p>
          </table:table-cell>
          <table:table-cell/>
          <table:table-cell table:style-name="ce16" table:formula="of:=[.D28]/SUM([.$D$26:.$D$37])" office:value-type="percentage" office:value="0.505787936721366" calcext:value-type="percentage">
            <text:p>50.58%</text:p>
          </table:table-cell>
          <table:table-cell table:number-columns-repeated="4"/>
        </table:table-row>
        <table:table-row table:style-name="ro1">
          <table:table-cell office:value-type="date" office:date-value="2004-05-07T23:00:00.000003" calcext:value-type="date">
            <text:p>05/07/04 11:00 PM</text:p>
          </table:table-cell>
          <table:table-cell office:value-type="date" office:date-value="2007-11-07T06:00:00" calcext:value-type="date">
            <text:p>11/07/07 06:00 AM</text:p>
          </table:table-cell>
          <table:table-cell table:formula="of:=DAYS([.B29]; [.A29])" office:value-type="float" office:value="1278.29166666664" calcext:value-type="float">
            <text:p>1278.29</text:p>
          </table:table-cell>
          <table:table-cell table:formula="of:=[.C29]*24" office:value-type="float" office:value="30678.9999999992" calcext:value-type="float">
            <text:p>30678.9999999992</text:p>
          </table:table-cell>
          <table:table-cell office:value-type="float" office:value="732074.958333333" calcext:value-type="float">
            <text:p>732074.958333333</text:p>
          </table:table-cell>
          <table:table-cell table:formula="of:=[.H28]+1" office:value-type="float" office:value="55349" calcext:value-type="float">
            <text:p>55349</text:p>
          </table:table-cell>
          <table:table-cell office:value-type="float" office:value="733353.25" calcext:value-type="float">
            <text:p>733353.25</text:p>
          </table:table-cell>
          <table:table-cell office:value-type="float" office:value="86028" calcext:value-type="float">
            <text:p>86028</text:p>
          </table:table-cell>
          <table:table-cell/>
          <table:table-cell table:style-name="ce16" table:formula="of:=[.D29]/SUM([.$D$26:.$D$37])" office:value-type="percentage" office:value="0.322265173638098" calcext:value-type="percentage">
            <text:p>32.23%</text:p>
          </table:table-cell>
          <table:table-cell table:number-columns-repeated="4"/>
        </table:table-row>
        <table:table-row table:style-name="ro1">
          <table:table-cell office:value-type="date" office:date-value="2007-11-27T20:00:00.000003" calcext:value-type="date">
            <text:p>11/27/07 08:00 PM</text:p>
          </table:table-cell>
          <table:table-cell office:value-type="date" office:date-value="2008-12-14T01:00:00.000007" calcext:value-type="date">
            <text:p>12/14/08 01:00 AM</text:p>
          </table:table-cell>
          <table:table-cell table:formula="of:=DAYS([.B30]; [.A30])" office:value-type="float" office:value="382.208333333379" calcext:value-type="float">
            <text:p>382.21</text:p>
          </table:table-cell>
          <table:table-cell table:formula="of:=[.C30]*24" office:value-type="float" office:value="9173.00000000111" calcext:value-type="float">
            <text:p>9173.0000000011</text:p>
          </table:table-cell>
          <table:table-cell office:value-type="float" office:value="733353.25" calcext:value-type="float">
            <text:p>733353.25</text:p>
          </table:table-cell>
          <table:table-cell table:formula="of:=[.H29]+1" office:value-type="float" office:value="86029" calcext:value-type="float">
            <text:p>86029</text:p>
          </table:table-cell>
          <table:table-cell office:value-type="float" office:value="733756.041666667" calcext:value-type="float">
            <text:p>733756.041666667</text:p>
          </table:table-cell>
          <table:table-cell office:value-type="float" office:value="95203" calcext:value-type="float">
            <text:p>95203</text:p>
          </table:table-cell>
          <table:table-cell/>
          <table:table-cell table:style-name="ce16" table:formula="of:=[.D30]/SUM([.$D$26:.$D$37])" office:value-type="percentage" office:value="0.0963570663249356" calcext:value-type="percentage">
            <text:p>9.64%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DAYS([.B31]; [.A31])" office:value-type="float" office:value="0" calcext:value-type="float">
            <text:p>0.00</text:p>
          </table:table-cell>
          <table:table-cell table:formula="of:=[.C31]*24" office:value-type="float" office:value="0" calcext:value-type="float">
            <text:p>0</text:p>
          </table:table-cell>
          <table:table-cell table:number-columns-repeated="5"/>
          <table:table-cell table:style-name="ce16" table:formula="of:=[.D31]/SUM([.$D$26:.$D$37]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DAYS([.B32]; [.A32])" office:value-type="float" office:value="0" calcext:value-type="float">
            <text:p>0.00</text:p>
          </table:table-cell>
          <table:table-cell table:formula="of:=[.C32]*24" office:value-type="float" office:value="0" calcext:value-type="float">
            <text:p>0</text:p>
          </table:table-cell>
          <table:table-cell table:number-columns-repeated="5"/>
          <table:table-cell table:style-name="ce16" table:formula="of:=[.D32]/SUM([.$D$26:.$D$37]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DAYS([.B33]; [.A33])" office:value-type="float" office:value="0" calcext:value-type="float">
            <text:p>0.00</text:p>
          </table:table-cell>
          <table:table-cell table:formula="of:=[.C33]*24" office:value-type="float" office:value="0" calcext:value-type="float">
            <text:p>0</text:p>
          </table:table-cell>
          <table:table-cell table:number-columns-repeated="5"/>
          <table:table-cell table:style-name="ce16" table:formula="of:=[.D33]/SUM([.$D$26:.$D$37]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DAYS([.B34]; [.A34])" office:value-type="float" office:value="0" calcext:value-type="float">
            <text:p>0.00</text:p>
          </table:table-cell>
          <table:table-cell table:formula="of:=[.C34]*24" office:value-type="float" office:value="0" calcext:value-type="float">
            <text:p>0</text:p>
          </table:table-cell>
          <table:table-cell table:number-columns-repeated="5"/>
          <table:table-cell table:style-name="ce16" table:formula="of:=[.D34]/SUM([.$D$26:.$D$37]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style-name="ce5" table:number-columns-repeated="2"/>
          <table:table-cell table:style-name="ce9" table:formula="of:=DAYS([.B35]; [.A35])" office:value-type="float" office:value="0" calcext:value-type="float">
            <text:p>0.00</text:p>
          </table:table-cell>
          <table:table-cell table:style-name="ce11" table:formula="of:=[.C35]*24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style-name="ce16" table:formula="of:=[.D35]/SUM([.$D$26:.$D$37]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style-name="ce6" table:number-columns-repeated="2"/>
          <table:table-cell table:style-name="ce10" table:formula="of:=DAYS([.B36]; [.A36])" office:value-type="float" office:value="0" calcext:value-type="float">
            <text:p>0.00</text:p>
          </table:table-cell>
          <table:table-cell table:style-name="ce12" table:formula="of:=[.C36]*24" office:value-type="float" office:value="0" calcext:value-type="float">
            <text:p>0</text:p>
          </table:table-cell>
          <table:table-cell table:style-name="ce12" table:number-columns-repeated="4"/>
          <table:table-cell/>
          <table:table-cell table:style-name="ce16" table:formula="of:=[.D36]/SUM([.$D$26:.$D$37]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style-name="ce6" table:number-columns-repeated="2"/>
          <table:table-cell table:style-name="ce10" table:formula="of:=DAYS([.B37]; [.A37])" office:value-type="float" office:value="0" calcext:value-type="float">
            <text:p>0.00</text:p>
          </table:table-cell>
          <table:table-cell table:style-name="ce12" table:formula="of:=[.C37]*24" office:value-type="float" office:value="0" calcext:value-type="float">
            <text:p>0</text:p>
          </table:table-cell>
          <table:table-cell table:style-name="ce12" table:number-columns-repeated="4"/>
          <table:table-cell/>
          <table:table-cell table:style-name="ce16" table:formula="of:=[.D37]/SUM([.$D$26:.$D$37]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4"/>
          <table:table-cell table:style-name="Default" table:number-columns-repeated="2"/>
          <table:table-cell table:style-name="ce4" office:value-type="string" calcext:value-type="string">
            <text:p>Allocation</text:p>
          </table:table-cell>
          <table:table-cell table:style-name="ce4" office:value-type="string" calcext:value-type="string">
            <text:p>Days of Data</text:p>
          </table:table-cell>
          <table:table-cell table:style-name="ce4" office:value-type="string" calcext:value-type="string">
            <text:p>% of Total</text:p>
          </table:table-cell>
          <table:table-cell table:number-columns-repeated="8"/>
        </table:table-row>
        <table:table-row table:style-name="ro1">
          <table:table-cell table:style-name="ce4"/>
          <table:table-cell table:style-name="Default" table:number-columns-repeated="2"/>
          <table:table-cell office:value-type="string" calcext:value-type="string">
            <text:p>Train</text:p>
          </table:table-cell>
          <table:table-cell table:style-name="ce14" table:formula="of:=SUM([.C26:.C34])" office:value-type="float" office:value="3966.58333333328" calcext:value-type="float">
            <text:p>3966.6</text:p>
          </table:table-cell>
          <table:table-cell table:style-name="ce16" table:formula="of:=[.E40]/[.$E$43]" office:value-type="percentage" office:value="1" calcext:value-type="percentage">
            <text:p>100.00%</text:p>
          </table:table-cell>
          <table:table-cell table:number-columns-repeated="8"/>
        </table:table-row>
        <table:table-row table:style-name="ro1">
          <table:table-cell table:style-name="ce4" table:number-columns-repeated="2"/>
          <table:table-cell table:style-name="Default"/>
          <table:table-cell office:value-type="string" calcext:value-type="string">
            <text:p>Dev</text:p>
          </table:table-cell>
          <table:table-cell table:style-name="ce14" table:formula="of:=SUM([.C35])" office:value-type="float" office:value="0" calcext:value-type="float">
            <text:p>0.0</text:p>
          </table:table-cell>
          <table:table-cell table:style-name="ce16" table:formula="of:=[.E41]/[.$E$43]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1">
          <table:table-cell table:style-name="Default" table:number-columns-repeated="3"/>
          <table:table-cell table:style-name="ce13" office:value-type="string" calcext:value-type="string">
            <text:p>Test</text:p>
          </table:table-cell>
          <table:table-cell table:style-name="ce15" table:formula="of:=SUM([.C36:.C37])" office:value-type="float" office:value="0" calcext:value-type="float">
            <text:p>0.0</text:p>
          </table:table-cell>
          <table:table-cell table:style-name="ce17" table:formula="of:=[.E42]/[.$E$43]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1">
          <table:table-cell table:style-name="Default" table:number-columns-repeated="3"/>
          <table:table-cell table:style-name="ce4" office:value-type="string" calcext:value-type="string">
            <text:p>Total</text:p>
          </table:table-cell>
          <table:table-cell table:style-name="ce14" table:formula="of:=SUM([.E40:.E42])" office:value-type="float" office:value="3966.58333333328" calcext:value-type="float">
            <text:p>3966.6</text:p>
          </table:table-cell>
          <table:table-cell table:style-name="ce16" table:formula="of:=SUM([.F40:.F42])" office:value-type="percentage" office:value="1" calcext:value-type="percentage">
            <text:p>100.00%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" loext:min-decimal-places="1" number:min-integer-digits="1"/>
    </number:number-style>
    <number:percentage-style style:name="N131">
      <number:number number:decimal-places="3" loext:min-decimal-places="3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9">00/00/0000</text:date>, <text:time style:data-style-name="N2" text:time-value="10:52:27.9295642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3:03:29.987555053</meta:creation-date>
    <meta:generator>LibreOffice/5.1.6.2$Linux_X86_64 LibreOffice_project/10m0$Build-2</meta:generator>
    <dc:date>2019-03-29T12:04:04.861636063</dc:date>
    <meta:editing-duration>PT1H19S</meta:editing-duration>
    <meta:editing-cycles>10</meta:editing-cycles>
    <meta:document-statistic meta:table-count="3" meta:cell-count="547" meta:object-count="0"/>
  </office:meta>
</office:document-meta>
</file>